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1016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String</text:p>
          </table:table-cell>
          <table:table-cell table:style-name="ce1" office:value-type="string">
            <text:p>Fret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Octave</text:p>
          </table:table-cell>
          <table:table-cell table:style-name="ce1" office:value-type="string">
            <text:p>Pitch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JSON</text:p>
          </table:table-cell>
          <table:table-cell table:style-name="ce1" table:number-columns-repeated="1016"/>
          <table:table-cell/>
        </table:table-row>
        <table:table-row table:style-name="ro1">
          <table:table-cell table:style-name="ce2" office:value-type="string">
            <text:p>F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F</text:p>
          </table:table-cell>
          <table:table-cell table:style-name="ce2" office:value-type="float" office:value="0">
            <text:p>0</text:p>
          </table:table-cell>
          <table:table-cell table:formula="of:=CONCATENATE([.C2];[.D2])" office:value-type="string" office:string-value="F0">
            <text:p>F0</text:p>
          </table:table-cell>
          <table:table-cell table:formula="of:=CONCATENATE([.A2];&quot;/&quot;;IF(LEN([.B2])=1;&quot;0&quot;;&quot;&quot;);[.B2])" office:value-type="string" office:string-value="F0/00">
            <text:p>F0/00</text:p>
          </table:table-cell>
          <table:table-cell table:formula="of:=CONCATENATE(&quot;{&quot;&quot;fret&quot;&quot;:&quot;;[.B2];&quot;,&quot;&quot;pitch&quot;&quot;:&quot;&quot;&quot;;[.E2];&quot;&quot;&quot;,&quot;&quot;file&quot;&quot;:&quot;&quot;&quot;;[.F2];&quot;&quot;&quot;},&quot;)" office:value-type="string" office:string-value="{&quot;fret&quot;:0,&quot;pitch&quot;:&quot;F0&quot;,&quot;file&quot;:&quot;F0/00&quot;},">
            <text:p>{"fret":0,"pitch":"F0","file":"F0/00"},</text:p>
          </table:table-cell>
          <table:table-cell table:style-name="ce2" table:number-columns-repeated="1016"/>
          <table:table-cell table:style-name="ce4"/>
        </table:table-row>
        <table:table-row table:style-name="ro1">
          <table:table-cell table:style-name="ce2" office:value-type="string">
            <text:p>F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#</text:p>
          </table:table-cell>
          <table:table-cell table:style-name="ce2" office:value-type="float" office:value="0">
            <text:p>0</text:p>
          </table:table-cell>
          <table:table-cell table:formula="of:=CONCATENATE([.C3];[.D3])" office:value-type="string" office:string-value="F#0">
            <text:p>F#0</text:p>
          </table:table-cell>
          <table:table-cell table:formula="of:=CONCATENATE([.A3];&quot;/&quot;;IF(LEN([.B3])=1;&quot;0&quot;;&quot;&quot;);[.B3])" office:value-type="string" office:string-value="F0/01">
            <text:p>F0/01</text:p>
          </table:table-cell>
          <table:table-cell table:formula="of:=CONCATENATE(&quot;{&quot;&quot;fret&quot;&quot;:&quot;;[.B3];&quot;,&quot;&quot;pitch&quot;&quot;:&quot;&quot;&quot;;[.E3];&quot;&quot;&quot;,&quot;&quot;file&quot;&quot;:&quot;&quot;&quot;;[.F3];&quot;&quot;&quot;},&quot;)" office:value-type="string" office:string-value="{&quot;fret&quot;:1,&quot;pitch&quot;:&quot;F#0&quot;,&quot;file&quot;:&quot;F0/01&quot;},">
            <text:p>{"fret":1,"pitch":"F#0","file":"F0/01"},</text:p>
          </table:table-cell>
          <table:table-cell table:style-name="ce2" table:number-columns-repeated="1016"/>
          <table:table-cell table:style-name="ce4"/>
        </table:table-row>
        <table:table-row table:style-name="ro1">
          <table:table-cell table:style-name="ce2" office:value-type="string">
            <text:p>F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G</text:p>
          </table:table-cell>
          <table:table-cell table:style-name="ce2" office:value-type="float" office:value="0">
            <text:p>0</text:p>
          </table:table-cell>
          <table:table-cell table:formula="of:=CONCATENATE([.C4];[.D4])" office:value-type="string" office:string-value="G0">
            <text:p>G0</text:p>
          </table:table-cell>
          <table:table-cell table:formula="of:=CONCATENATE([.A4];&quot;/&quot;;IF(LEN([.B4])=1;&quot;0&quot;;&quot;&quot;);[.B4])" office:value-type="string" office:string-value="F0/02">
            <text:p>F0/02</text:p>
          </table:table-cell>
          <table:table-cell table:formula="of:=CONCATENATE(&quot;{&quot;&quot;fret&quot;&quot;:&quot;;[.B4];&quot;,&quot;&quot;pitch&quot;&quot;:&quot;&quot;&quot;;[.E4];&quot;&quot;&quot;,&quot;&quot;file&quot;&quot;:&quot;&quot;&quot;;[.F4];&quot;&quot;&quot;},&quot;)" office:value-type="string" office:string-value="{&quot;fret&quot;:2,&quot;pitch&quot;:&quot;G0&quot;,&quot;file&quot;:&quot;F0/02&quot;},">
            <text:p>{"fret":2,"pitch":"G0","file":"F0/02"},</text:p>
          </table:table-cell>
          <table:table-cell table:style-name="ce2" table:number-columns-repeated="1016"/>
          <table:table-cell table:style-name="ce4"/>
        </table:table-row>
        <table:table-row table:style-name="ro1">
          <table:table-cell table:style-name="ce2" office:value-type="string">
            <text:p>F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G#</text:p>
          </table:table-cell>
          <table:table-cell table:style-name="ce2" office:value-type="float" office:value="0">
            <text:p>0</text:p>
          </table:table-cell>
          <table:table-cell table:formula="of:=CONCATENATE([.C5];[.D5])" office:value-type="string" office:string-value="G#0">
            <text:p>G#0</text:p>
          </table:table-cell>
          <table:table-cell table:formula="of:=CONCATENATE([.A5];&quot;/&quot;;IF(LEN([.B5])=1;&quot;0&quot;;&quot;&quot;);[.B5])" office:value-type="string" office:string-value="F0/03">
            <text:p>F0/03</text:p>
          </table:table-cell>
          <table:table-cell table:formula="of:=CONCATENATE(&quot;{&quot;&quot;fret&quot;&quot;:&quot;;[.B5];&quot;,&quot;&quot;pitch&quot;&quot;:&quot;&quot;&quot;;[.E5];&quot;&quot;&quot;,&quot;&quot;file&quot;&quot;:&quot;&quot;&quot;;[.F5];&quot;&quot;&quot;},&quot;)" office:value-type="string" office:string-value="{&quot;fret&quot;:3,&quot;pitch&quot;:&quot;G#0&quot;,&quot;file&quot;:&quot;F0/03&quot;},">
            <text:p>{"fret":3,"pitch":"G#0","file":"F0/03"},</text:p>
          </table:table-cell>
          <table:table-cell table:style-name="ce2" table:number-columns-repeated="1016"/>
          <table:table-cell table:style-name="ce4"/>
        </table:table-row>
        <table:table-row table:style-name="ro1">
          <table:table-cell table:style-name="ce2" office:value-type="string">
            <text:p>F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float" office:value="0">
            <text:p>0</text:p>
          </table:table-cell>
          <table:table-cell table:formula="of:=CONCATENATE([.C6];[.D6])" office:value-type="string" office:string-value="A0">
            <text:p>A0</text:p>
          </table:table-cell>
          <table:table-cell table:formula="of:=CONCATENATE([.A6];&quot;/&quot;;IF(LEN([.B6])=1;&quot;0&quot;;&quot;&quot;);[.B6])" office:value-type="string" office:string-value="F0/04">
            <text:p>F0/04</text:p>
          </table:table-cell>
          <table:table-cell table:formula="of:=CONCATENATE(&quot;{&quot;&quot;fret&quot;&quot;:&quot;;[.B6];&quot;,&quot;&quot;pitch&quot;&quot;:&quot;&quot;&quot;;[.E6];&quot;&quot;&quot;,&quot;&quot;file&quot;&quot;:&quot;&quot;&quot;;[.F6];&quot;&quot;&quot;},&quot;)" office:value-type="string" office:string-value="{&quot;fret&quot;:4,&quot;pitch&quot;:&quot;A0&quot;,&quot;file&quot;:&quot;F0/04&quot;},">
            <text:p>{"fret":4,"pitch":"A0","file":"F0/04"},</text:p>
          </table:table-cell>
          <table:table-cell table:style-name="ce2" table:number-columns-repeated="1016"/>
          <table:table-cell table:style-name="ce4"/>
        </table:table-row>
        <table:table-row table:style-name="ro1">
          <table:table-cell table:style-name="ce2" office:value-type="string">
            <text:p>F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#</text:p>
          </table:table-cell>
          <table:table-cell table:style-name="ce2" office:value-type="float" office:value="0">
            <text:p>0</text:p>
          </table:table-cell>
          <table:table-cell table:formula="of:=CONCATENATE([.C7];[.D7])" office:value-type="string" office:string-value="A#0">
            <text:p>A#0</text:p>
          </table:table-cell>
          <table:table-cell table:formula="of:=CONCATENATE([.A7];&quot;/&quot;;IF(LEN([.B7])=1;&quot;0&quot;;&quot;&quot;);[.B7])" office:value-type="string" office:string-value="F0/05">
            <text:p>F0/05</text:p>
          </table:table-cell>
          <table:table-cell table:formula="of:=CONCATENATE(&quot;{&quot;&quot;fret&quot;&quot;:&quot;;[.B7];&quot;,&quot;&quot;pitch&quot;&quot;:&quot;&quot;&quot;;[.E7];&quot;&quot;&quot;,&quot;&quot;file&quot;&quot;:&quot;&quot;&quot;;[.F7];&quot;&quot;&quot;},&quot;)" office:value-type="string" office:string-value="{&quot;fret&quot;:5,&quot;pitch&quot;:&quot;A#0&quot;,&quot;file&quot;:&quot;F0/05&quot;},">
            <text:p>{"fret":5,"pitch":"A#0","file":"F0/05"},</text:p>
          </table:table-cell>
          <table:table-cell table:style-name="ce2" table:number-columns-repeated="1016"/>
          <table:table-cell table:style-name="ce4"/>
        </table:table-row>
        <table:table-row table:style-name="ro1">
          <table:table-cell office:value-type="string">
            <text:p>B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formula="of:=CONCATENATE([.C8];[.D8])" office:value-type="string" office:string-value="B0">
            <text:p>B0</text:p>
          </table:table-cell>
          <table:table-cell table:formula="of:=CONCATENATE([.A8];&quot;/&quot;;IF(LEN([.B8])=1;&quot;0&quot;;&quot;&quot;);[.B8])" office:value-type="string" office:string-value="B0/00">
            <text:p>B0/00</text:p>
          </table:table-cell>
          <table:table-cell table:formula="of:=CONCATENATE(&quot;{&quot;&quot;fret&quot;&quot;:&quot;;[.B8];&quot;,&quot;&quot;pitch&quot;&quot;:&quot;&quot;&quot;;[.E8];&quot;&quot;&quot;,&quot;&quot;file&quot;&quot;:&quot;&quot;&quot;;[.F8];&quot;&quot;&quot;},&quot;)" office:value-type="string" office:string-value="{&quot;fret&quot;:0,&quot;pitch&quot;:&quot;B0&quot;,&quot;file&quot;:&quot;B0/00&quot;},">
            <text:p>{"fret":0,"pitch":"B0","file":"B0/00"},</text:p>
          </table:table-cell>
          <table:table-cell table:number-columns-repeated="1017"/>
        </table:table-row>
        <table:table-row table:style-name="ro1">
          <table:table-cell office:value-type="string">
            <text:p>B0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CONCATENATE([.C9];[.D9])" office:value-type="string" office:string-value="C1">
            <text:p>C1</text:p>
          </table:table-cell>
          <table:table-cell table:formula="of:=CONCATENATE([.A9];&quot;/&quot;;IF(LEN([.B9])=1;&quot;0&quot;;&quot;&quot;);[.B9])" office:value-type="string" office:string-value="B0/01">
            <text:p>B0/01</text:p>
          </table:table-cell>
          <table:table-cell table:formula="of:=CONCATENATE(&quot;{&quot;&quot;fret&quot;&quot;:&quot;;[.B9];&quot;,&quot;&quot;pitch&quot;&quot;:&quot;&quot;&quot;;[.E9];&quot;&quot;&quot;,&quot;&quot;file&quot;&quot;:&quot;&quot;&quot;;[.F9];&quot;&quot;&quot;},&quot;)" office:value-type="string" office:string-value="{&quot;fret&quot;:1,&quot;pitch&quot;:&quot;C1&quot;,&quot;file&quot;:&quot;B0/01&quot;},">
            <text:p>{"fret":1,"pitch":"C1","file":"B0/01"},</text:p>
          </table:table-cell>
          <table:table-cell table:number-columns-repeated="1017"/>
        </table:table-row>
        <table:table-row table:style-name="ro1">
          <table:table-cell office:value-type="string">
            <text:p>B0</text:p>
          </table:table-cell>
          <table:table-cell office:value-type="float" office:value="2">
            <text:p>2</text:p>
          </table:table-cell>
          <table:table-cell office:value-type="string">
            <text:p>C#</text:p>
          </table:table-cell>
          <table:table-cell office:value-type="float" office:value="1">
            <text:p>1</text:p>
          </table:table-cell>
          <table:table-cell table:formula="of:=CONCATENATE([.C10];[.D10])" office:value-type="string" office:string-value="C#1">
            <text:p>C#1</text:p>
          </table:table-cell>
          <table:table-cell table:formula="of:=CONCATENATE([.A10];&quot;/&quot;;IF(LEN([.B10])=1;&quot;0&quot;;&quot;&quot;);[.B10])" office:value-type="string" office:string-value="B0/02">
            <text:p>B0/02</text:p>
          </table:table-cell>
          <table:table-cell table:formula="of:=CONCATENATE(&quot;{&quot;&quot;fret&quot;&quot;:&quot;;[.B10];&quot;,&quot;&quot;pitch&quot;&quot;:&quot;&quot;&quot;;[.E10];&quot;&quot;&quot;,&quot;&quot;file&quot;&quot;:&quot;&quot;&quot;;[.F10];&quot;&quot;&quot;},&quot;)" office:value-type="string" office:string-value="{&quot;fret&quot;:2,&quot;pitch&quot;:&quot;C#1&quot;,&quot;file&quot;:&quot;B0/02&quot;},">
            <text:p>{"fret":2,"pitch":"C#1","file":"B0/02"},</text:p>
          </table:table-cell>
          <table:table-cell table:number-columns-repeated="1017"/>
        </table:table-row>
        <table:table-row table:style-name="ro1">
          <table:table-cell office:value-type="string">
            <text:p>B0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CONCATENATE([.C11];[.D11])" office:value-type="string" office:string-value="D1">
            <text:p>D1</text:p>
          </table:table-cell>
          <table:table-cell table:formula="of:=CONCATENATE([.A11];&quot;/&quot;;IF(LEN([.B11])=1;&quot;0&quot;;&quot;&quot;);[.B11])" office:value-type="string" office:string-value="B0/03">
            <text:p>B0/03</text:p>
          </table:table-cell>
          <table:table-cell table:formula="of:=CONCATENATE(&quot;{&quot;&quot;fret&quot;&quot;:&quot;;[.B11];&quot;,&quot;&quot;pitch&quot;&quot;:&quot;&quot;&quot;;[.E11];&quot;&quot;&quot;,&quot;&quot;file&quot;&quot;:&quot;&quot;&quot;;[.F11];&quot;&quot;&quot;},&quot;)" office:value-type="string" office:string-value="{&quot;fret&quot;:3,&quot;pitch&quot;:&quot;D1&quot;,&quot;file&quot;:&quot;B0/03&quot;},">
            <text:p>{"fret":3,"pitch":"D1","file":"B0/03"},</text:p>
          </table:table-cell>
          <table:table-cell table:number-columns-repeated="1017"/>
        </table:table-row>
        <table:table-row table:style-name="ro1">
          <table:table-cell office:value-type="string">
            <text:p>B0</text:p>
          </table:table-cell>
          <table:table-cell office:value-type="float" office:value="4">
            <text:p>4</text:p>
          </table:table-cell>
          <table:table-cell office:value-type="string">
            <text:p>D#</text:p>
          </table:table-cell>
          <table:table-cell office:value-type="float" office:value="1">
            <text:p>1</text:p>
          </table:table-cell>
          <table:table-cell table:formula="of:=CONCATENATE([.C12];[.D12])" office:value-type="string" office:string-value="D#1">
            <text:p>D#1</text:p>
          </table:table-cell>
          <table:table-cell table:formula="of:=CONCATENATE([.A12];&quot;/&quot;;IF(LEN([.B12])=1;&quot;0&quot;;&quot;&quot;);[.B12])" office:value-type="string" office:string-value="B0/04">
            <text:p>B0/04</text:p>
          </table:table-cell>
          <table:table-cell table:formula="of:=CONCATENATE(&quot;{&quot;&quot;fret&quot;&quot;:&quot;;[.B12];&quot;,&quot;&quot;pitch&quot;&quot;:&quot;&quot;&quot;;[.E12];&quot;&quot;&quot;,&quot;&quot;file&quot;&quot;:&quot;&quot;&quot;;[.F12];&quot;&quot;&quot;},&quot;)" office:value-type="string" office:string-value="{&quot;fret&quot;:4,&quot;pitch&quot;:&quot;D#1&quot;,&quot;file&quot;:&quot;B0/04&quot;},">
            <text:p>{"fret":4,"pitch":"D#1","file":"B0/04"},</text:p>
          </table:table-cell>
          <table:table-cell table:number-columns-repeated="1017"/>
        </table:table-row>
        <table:table-row table:style-name="ro1">
          <table:table-cell office:value-type="string">
            <text:p>E1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formula="of:=CONCATENATE([.C13];[.D13])" office:value-type="string" office:string-value="E1">
            <text:p>E1</text:p>
          </table:table-cell>
          <table:table-cell table:formula="of:=CONCATENATE([.A13];&quot;/&quot;;IF(LEN([.B13])=1;&quot;0&quot;;&quot;&quot;);[.B13])" office:value-type="string" office:string-value="E1/00">
            <text:p>E1/00</text:p>
          </table:table-cell>
          <table:table-cell table:formula="of:=CONCATENATE(&quot;{&quot;&quot;fret&quot;&quot;:&quot;;[.B13];&quot;,&quot;&quot;pitch&quot;&quot;:&quot;&quot;&quot;;[.E13];&quot;&quot;&quot;,&quot;&quot;file&quot;&quot;:&quot;&quot;&quot;;[.F13];&quot;&quot;&quot;},&quot;)" office:value-type="string" office:string-value="{&quot;fret&quot;:0,&quot;pitch&quot;:&quot;E1&quot;,&quot;file&quot;:&quot;E1/00&quot;},">
            <text:p>{"fret":0,"pitch":"E1","file":"E1/00"},</text:p>
          </table:table-cell>
          <table:table-cell table:number-columns-repeated="1017"/>
        </table:table-row>
        <table:table-row table:style-name="ro1">
          <table:table-cell office:value-type="string">
            <text:p>E1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formula="of:=CONCATENATE([.C14];[.D14])" office:value-type="string" office:string-value="F1">
            <text:p>F1</text:p>
          </table:table-cell>
          <table:table-cell table:formula="of:=CONCATENATE([.A14];&quot;/&quot;;IF(LEN([.B14])=1;&quot;0&quot;;&quot;&quot;);[.B14])" office:value-type="string" office:string-value="E1/01">
            <text:p>E1/01</text:p>
          </table:table-cell>
          <table:table-cell table:formula="of:=CONCATENATE(&quot;{&quot;&quot;fret&quot;&quot;:&quot;;[.B14];&quot;,&quot;&quot;pitch&quot;&quot;:&quot;&quot;&quot;;[.E14];&quot;&quot;&quot;,&quot;&quot;file&quot;&quot;:&quot;&quot;&quot;;[.F14];&quot;&quot;&quot;},&quot;)" office:value-type="string" office:string-value="{&quot;fret&quot;:1,&quot;pitch&quot;:&quot;F1&quot;,&quot;file&quot;:&quot;E1/01&quot;},">
            <text:p>{"fret":1,"pitch":"F1","file":"E1/01"},</text:p>
          </table:table-cell>
          <table:table-cell table:number-columns-repeated="1017"/>
        </table:table-row>
        <table:table-row table:style-name="ro1">
          <table:table-cell office:value-type="string">
            <text:p>E1</text:p>
          </table:table-cell>
          <table:table-cell office:value-type="float" office:value="2">
            <text:p>2</text:p>
          </table:table-cell>
          <table:table-cell office:value-type="string">
            <text:p>F#</text:p>
          </table:table-cell>
          <table:table-cell office:value-type="float" office:value="1">
            <text:p>1</text:p>
          </table:table-cell>
          <table:table-cell table:formula="of:=CONCATENATE([.C15];[.D15])" office:value-type="string" office:string-value="F#1">
            <text:p>F#1</text:p>
          </table:table-cell>
          <table:table-cell table:formula="of:=CONCATENATE([.A15];&quot;/&quot;;IF(LEN([.B15])=1;&quot;0&quot;;&quot;&quot;);[.B15])" office:value-type="string" office:string-value="E1/02">
            <text:p>E1/02</text:p>
          </table:table-cell>
          <table:table-cell table:formula="of:=CONCATENATE(&quot;{&quot;&quot;fret&quot;&quot;:&quot;;[.B15];&quot;,&quot;&quot;pitch&quot;&quot;:&quot;&quot;&quot;;[.E15];&quot;&quot;&quot;,&quot;&quot;file&quot;&quot;:&quot;&quot;&quot;;[.F15];&quot;&quot;&quot;},&quot;)" office:value-type="string" office:string-value="{&quot;fret&quot;:2,&quot;pitch&quot;:&quot;F#1&quot;,&quot;file&quot;:&quot;E1/02&quot;},">
            <text:p>{"fret":2,"pitch":"F#1","file":"E1/02"},</text:p>
          </table:table-cell>
          <table:table-cell table:number-columns-repeated="1017"/>
        </table:table-row>
        <table:table-row table:style-name="ro1">
          <table:table-cell office:value-type="string">
            <text:p>E1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formula="of:=CONCATENATE([.C16];[.D16])" office:value-type="string" office:string-value="G1">
            <text:p>G1</text:p>
          </table:table-cell>
          <table:table-cell table:formula="of:=CONCATENATE([.A16];&quot;/&quot;;IF(LEN([.B16])=1;&quot;0&quot;;&quot;&quot;);[.B16])" office:value-type="string" office:string-value="E1/03">
            <text:p>E1/03</text:p>
          </table:table-cell>
          <table:table-cell table:formula="of:=CONCATENATE(&quot;{&quot;&quot;fret&quot;&quot;:&quot;;[.B16];&quot;,&quot;&quot;pitch&quot;&quot;:&quot;&quot;&quot;;[.E16];&quot;&quot;&quot;,&quot;&quot;file&quot;&quot;:&quot;&quot;&quot;;[.F16];&quot;&quot;&quot;},&quot;)" office:value-type="string" office:string-value="{&quot;fret&quot;:3,&quot;pitch&quot;:&quot;G1&quot;,&quot;file&quot;:&quot;E1/03&quot;},">
            <text:p>{"fret":3,"pitch":"G1","file":"E1/03"},</text:p>
          </table:table-cell>
          <table:table-cell table:number-columns-repeated="1017"/>
        </table:table-row>
        <table:table-row table:style-name="ro1">
          <table:table-cell office:value-type="string">
            <text:p>E1</text:p>
          </table:table-cell>
          <table:table-cell office:value-type="float" office:value="4">
            <text:p>4</text:p>
          </table:table-cell>
          <table:table-cell office:value-type="string">
            <text:p>G#</text:p>
          </table:table-cell>
          <table:table-cell office:value-type="float" office:value="1">
            <text:p>1</text:p>
          </table:table-cell>
          <table:table-cell table:formula="of:=CONCATENATE([.C17];[.D17])" office:value-type="string" office:string-value="G#1">
            <text:p>G#1</text:p>
          </table:table-cell>
          <table:table-cell table:formula="of:=CONCATENATE([.A17];&quot;/&quot;;IF(LEN([.B17])=1;&quot;0&quot;;&quot;&quot;);[.B17])" office:value-type="string" office:string-value="E1/04">
            <text:p>E1/04</text:p>
          </table:table-cell>
          <table:table-cell table:formula="of:=CONCATENATE(&quot;{&quot;&quot;fret&quot;&quot;:&quot;;[.B17];&quot;,&quot;&quot;pitch&quot;&quot;:&quot;&quot;&quot;;[.E17];&quot;&quot;&quot;,&quot;&quot;file&quot;&quot;:&quot;&quot;&quot;;[.F17];&quot;&quot;&quot;},&quot;)" office:value-type="string" office:string-value="{&quot;fret&quot;:4,&quot;pitch&quot;:&quot;G#1&quot;,&quot;file&quot;:&quot;E1/04&quot;},">
            <text:p>{"fret":4,"pitch":"G#1","file":"E1/04"},</text:p>
          </table:table-cell>
          <table:table-cell table:number-columns-repeated="1017"/>
        </table:table-row>
        <table:table-row table:style-name="ro1">
          <table:table-cell office:value-type="string">
            <text:p>E1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formula="of:=CONCATENATE([.C18];[.D18])" office:value-type="string" office:string-value="A1">
            <text:p>A1</text:p>
          </table:table-cell>
          <table:table-cell table:formula="of:=CONCATENATE([.A18];&quot;/&quot;;IF(LEN([.B18])=1;&quot;0&quot;;&quot;&quot;);[.B18])" office:value-type="string" office:string-value="E1/05">
            <text:p>E1/05</text:p>
          </table:table-cell>
          <table:table-cell table:formula="of:=CONCATENATE(&quot;{&quot;&quot;fret&quot;&quot;:&quot;;[.B18];&quot;,&quot;&quot;pitch&quot;&quot;:&quot;&quot;&quot;;[.E18];&quot;&quot;&quot;,&quot;&quot;file&quot;&quot;:&quot;&quot;&quot;;[.F18];&quot;&quot;&quot;},&quot;)" office:value-type="string" office:string-value="{&quot;fret&quot;:5,&quot;pitch&quot;:&quot;A1&quot;,&quot;file&quot;:&quot;E1/05&quot;},">
            <text:p>{"fret":5,"pitch":"A1","file":"E1/05"},</text:p>
          </table:table-cell>
          <table:table-cell table:number-columns-repeated="1017"/>
        </table:table-row>
        <table:table-row table:style-name="ro1">
          <table:table-cell office:value-type="string">
            <text:p>E1</text:p>
          </table:table-cell>
          <table:table-cell office:value-type="float" office:value="6">
            <text:p>6</text:p>
          </table:table-cell>
          <table:table-cell office:value-type="string">
            <text:p>A#</text:p>
          </table:table-cell>
          <table:table-cell office:value-type="float" office:value="1">
            <text:p>1</text:p>
          </table:table-cell>
          <table:table-cell table:formula="of:=CONCATENATE([.C19];[.D19])" office:value-type="string" office:string-value="A#1">
            <text:p>A#1</text:p>
          </table:table-cell>
          <table:table-cell table:formula="of:=CONCATENATE([.A19];&quot;/&quot;;IF(LEN([.B19])=1;&quot;0&quot;;&quot;&quot;);[.B19])" office:value-type="string" office:string-value="E1/06">
            <text:p>E1/06</text:p>
          </table:table-cell>
          <table:table-cell table:formula="of:=CONCATENATE(&quot;{&quot;&quot;fret&quot;&quot;:&quot;;[.B19];&quot;,&quot;&quot;pitch&quot;&quot;:&quot;&quot;&quot;;[.E19];&quot;&quot;&quot;,&quot;&quot;file&quot;&quot;:&quot;&quot;&quot;;[.F19];&quot;&quot;&quot;},&quot;)" office:value-type="string" office:string-value="{&quot;fret&quot;:6,&quot;pitch&quot;:&quot;A#1&quot;,&quot;file&quot;:&quot;E1/06&quot;},">
            <text:p>{"fret":6,"pitch":"A#1","file":"E1/06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formula="of:=CONCATENATE([.C20];[.D20])" office:value-type="string" office:string-value="B1">
            <text:p>B1</text:p>
          </table:table-cell>
          <table:table-cell table:formula="of:=CONCATENATE([.A20];&quot;/&quot;;IF(LEN([.B20])=1;&quot;0&quot;;&quot;&quot;);[.B20])" office:value-type="string" office:string-value="B1/00">
            <text:p>B1/00</text:p>
          </table:table-cell>
          <table:table-cell table:formula="of:=CONCATENATE(&quot;{&quot;&quot;fret&quot;&quot;:&quot;;[.B20];&quot;,&quot;&quot;pitch&quot;&quot;:&quot;&quot;&quot;;[.E20];&quot;&quot;&quot;,&quot;&quot;file&quot;&quot;:&quot;&quot;&quot;;[.F20];&quot;&quot;&quot;},&quot;)" office:value-type="string" office:string-value="{&quot;fret&quot;:0,&quot;pitch&quot;:&quot;B1&quot;,&quot;file&quot;:&quot;B1/00&quot;},">
            <text:p>{"fret":0,"pitch":"B1","file":"B1/00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formula="of:=CONCATENATE([.C21];[.D21])" office:value-type="string" office:string-value="C2">
            <text:p>C2</text:p>
          </table:table-cell>
          <table:table-cell table:formula="of:=CONCATENATE([.A21];&quot;/&quot;;IF(LEN([.B21])=1;&quot;0&quot;;&quot;&quot;);[.B21])" office:value-type="string" office:string-value="B1/01">
            <text:p>B1/01</text:p>
          </table:table-cell>
          <table:table-cell table:formula="of:=CONCATENATE(&quot;{&quot;&quot;fret&quot;&quot;:&quot;;[.B21];&quot;,&quot;&quot;pitch&quot;&quot;:&quot;&quot;&quot;;[.E21];&quot;&quot;&quot;,&quot;&quot;file&quot;&quot;:&quot;&quot;&quot;;[.F21];&quot;&quot;&quot;},&quot;)" office:value-type="string" office:string-value="{&quot;fret&quot;:1,&quot;pitch&quot;:&quot;C2&quot;,&quot;file&quot;:&quot;B1/01&quot;},">
            <text:p>{"fret":1,"pitch":"C2","file":"B1/01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2">
            <text:p>2</text:p>
          </table:table-cell>
          <table:table-cell office:value-type="string">
            <text:p>C#</text:p>
          </table:table-cell>
          <table:table-cell office:value-type="float" office:value="2">
            <text:p>2</text:p>
          </table:table-cell>
          <table:table-cell table:formula="of:=CONCATENATE([.C22];[.D22])" office:value-type="string" office:string-value="C#2">
            <text:p>C#2</text:p>
          </table:table-cell>
          <table:table-cell table:formula="of:=CONCATENATE([.A22];&quot;/&quot;;IF(LEN([.B22])=1;&quot;0&quot;;&quot;&quot;);[.B22])" office:value-type="string" office:string-value="B1/02">
            <text:p>B1/02</text:p>
          </table:table-cell>
          <table:table-cell table:formula="of:=CONCATENATE(&quot;{&quot;&quot;fret&quot;&quot;:&quot;;[.B22];&quot;,&quot;&quot;pitch&quot;&quot;:&quot;&quot;&quot;;[.E22];&quot;&quot;&quot;,&quot;&quot;file&quot;&quot;:&quot;&quot;&quot;;[.F22];&quot;&quot;&quot;},&quot;)" office:value-type="string" office:string-value="{&quot;fret&quot;:2,&quot;pitch&quot;:&quot;C#2&quot;,&quot;file&quot;:&quot;B1/02&quot;},">
            <text:p>{"fret":2,"pitch":"C#2","file":"B1/02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CONCATENATE([.C23];[.D23])" office:value-type="string" office:string-value="D2">
            <text:p>D2</text:p>
          </table:table-cell>
          <table:table-cell table:formula="of:=CONCATENATE([.A23];&quot;/&quot;;IF(LEN([.B23])=1;&quot;0&quot;;&quot;&quot;);[.B23])" office:value-type="string" office:string-value="B1/03">
            <text:p>B1/03</text:p>
          </table:table-cell>
          <table:table-cell table:formula="of:=CONCATENATE(&quot;{&quot;&quot;fret&quot;&quot;:&quot;;[.B23];&quot;,&quot;&quot;pitch&quot;&quot;:&quot;&quot;&quot;;[.E23];&quot;&quot;&quot;,&quot;&quot;file&quot;&quot;:&quot;&quot;&quot;;[.F23];&quot;&quot;&quot;},&quot;)" office:value-type="string" office:string-value="{&quot;fret&quot;:3,&quot;pitch&quot;:&quot;D2&quot;,&quot;file&quot;:&quot;B1/03&quot;},">
            <text:p>{"fret":3,"pitch":"D2","file":"B1/03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4">
            <text:p>4</text:p>
          </table:table-cell>
          <table:table-cell office:value-type="string">
            <text:p>D#</text:p>
          </table:table-cell>
          <table:table-cell office:value-type="float" office:value="2">
            <text:p>2</text:p>
          </table:table-cell>
          <table:table-cell table:formula="of:=CONCATENATE([.C24];[.D24])" office:value-type="string" office:string-value="D#2">
            <text:p>D#2</text:p>
          </table:table-cell>
          <table:table-cell table:formula="of:=CONCATENATE([.A24];&quot;/&quot;;IF(LEN([.B24])=1;&quot;0&quot;;&quot;&quot;);[.B24])" office:value-type="string" office:string-value="B1/04">
            <text:p>B1/04</text:p>
          </table:table-cell>
          <table:table-cell table:formula="of:=CONCATENATE(&quot;{&quot;&quot;fret&quot;&quot;:&quot;;[.B24];&quot;,&quot;&quot;pitch&quot;&quot;:&quot;&quot;&quot;;[.E24];&quot;&quot;&quot;,&quot;&quot;file&quot;&quot;:&quot;&quot;&quot;;[.F24];&quot;&quot;&quot;},&quot;)" office:value-type="string" office:string-value="{&quot;fret&quot;:4,&quot;pitch&quot;:&quot;D#2&quot;,&quot;file&quot;:&quot;B1/04&quot;},">
            <text:p>{"fret":4,"pitch":"D#2","file":"B1/04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formula="of:=CONCATENATE([.C25];[.D25])" office:value-type="string" office:string-value="E2">
            <text:p>E2</text:p>
          </table:table-cell>
          <table:table-cell table:formula="of:=CONCATENATE([.A25];&quot;/&quot;;IF(LEN([.B25])=1;&quot;0&quot;;&quot;&quot;);[.B25])" office:value-type="string" office:string-value="B1/05">
            <text:p>B1/05</text:p>
          </table:table-cell>
          <table:table-cell table:formula="of:=CONCATENATE(&quot;{&quot;&quot;fret&quot;&quot;:&quot;;[.B25];&quot;,&quot;&quot;pitch&quot;&quot;:&quot;&quot;&quot;;[.E25];&quot;&quot;&quot;,&quot;&quot;file&quot;&quot;:&quot;&quot;&quot;;[.F25];&quot;&quot;&quot;},&quot;)" office:value-type="string" office:string-value="{&quot;fret&quot;:5,&quot;pitch&quot;:&quot;E2&quot;,&quot;file&quot;:&quot;B1/05&quot;},">
            <text:p>{"fret":5,"pitch":"E2","file":"B1/05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formula="of:=CONCATENATE([.C26];[.D26])" office:value-type="string" office:string-value="F2">
            <text:p>F2</text:p>
          </table:table-cell>
          <table:table-cell table:formula="of:=CONCATENATE([.A26];&quot;/&quot;;IF(LEN([.B26])=1;&quot;0&quot;;&quot;&quot;);[.B26])" office:value-type="string" office:string-value="B1/06">
            <text:p>B1/06</text:p>
          </table:table-cell>
          <table:table-cell table:formula="of:=CONCATENATE(&quot;{&quot;&quot;fret&quot;&quot;:&quot;;[.B26];&quot;,&quot;&quot;pitch&quot;&quot;:&quot;&quot;&quot;;[.E26];&quot;&quot;&quot;,&quot;&quot;file&quot;&quot;:&quot;&quot;&quot;;[.F26];&quot;&quot;&quot;},&quot;)" office:value-type="string" office:string-value="{&quot;fret&quot;:6,&quot;pitch&quot;:&quot;F2&quot;,&quot;file&quot;:&quot;B1/06&quot;},">
            <text:p>{"fret":6,"pitch":"F2","file":"B1/06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7">
            <text:p>7</text:p>
          </table:table-cell>
          <table:table-cell office:value-type="string">
            <text:p>F#</text:p>
          </table:table-cell>
          <table:table-cell office:value-type="float" office:value="2">
            <text:p>2</text:p>
          </table:table-cell>
          <table:table-cell table:formula="of:=CONCATENATE([.C27];[.D27])" office:value-type="string" office:string-value="F#2">
            <text:p>F#2</text:p>
          </table:table-cell>
          <table:table-cell table:formula="of:=CONCATENATE([.A27];&quot;/&quot;;IF(LEN([.B27])=1;&quot;0&quot;;&quot;&quot;);[.B27])" office:value-type="string" office:string-value="B1/07">
            <text:p>B1/07</text:p>
          </table:table-cell>
          <table:table-cell table:formula="of:=CONCATENATE(&quot;{&quot;&quot;fret&quot;&quot;:&quot;;[.B27];&quot;,&quot;&quot;pitch&quot;&quot;:&quot;&quot;&quot;;[.E27];&quot;&quot;&quot;,&quot;&quot;file&quot;&quot;:&quot;&quot;&quot;;[.F27];&quot;&quot;&quot;},&quot;)" office:value-type="string" office:string-value="{&quot;fret&quot;:7,&quot;pitch&quot;:&quot;F#2&quot;,&quot;file&quot;:&quot;B1/07&quot;},">
            <text:p>{"fret":7,"pitch":"F#2","file":"B1/07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8">
            <text:p>8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formula="of:=CONCATENATE([.C28];[.D28])" office:value-type="string" office:string-value="G2">
            <text:p>G2</text:p>
          </table:table-cell>
          <table:table-cell table:formula="of:=CONCATENATE([.A28];&quot;/&quot;;IF(LEN([.B28])=1;&quot;0&quot;;&quot;&quot;);[.B28])" office:value-type="string" office:string-value="B1/08">
            <text:p>B1/08</text:p>
          </table:table-cell>
          <table:table-cell table:formula="of:=CONCATENATE(&quot;{&quot;&quot;fret&quot;&quot;:&quot;;[.B28];&quot;,&quot;&quot;pitch&quot;&quot;:&quot;&quot;&quot;;[.E28];&quot;&quot;&quot;,&quot;&quot;file&quot;&quot;:&quot;&quot;&quot;;[.F28];&quot;&quot;&quot;},&quot;)" office:value-type="string" office:string-value="{&quot;fret&quot;:8,&quot;pitch&quot;:&quot;G2&quot;,&quot;file&quot;:&quot;B1/08&quot;},">
            <text:p>{"fret":8,"pitch":"G2","file":"B1/08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9">
            <text:p>9</text:p>
          </table:table-cell>
          <table:table-cell office:value-type="string">
            <text:p>G#</text:p>
          </table:table-cell>
          <table:table-cell office:value-type="float" office:value="2">
            <text:p>2</text:p>
          </table:table-cell>
          <table:table-cell table:formula="of:=CONCATENATE([.C29];[.D29])" office:value-type="string" office:string-value="G#2">
            <text:p>G#2</text:p>
          </table:table-cell>
          <table:table-cell table:formula="of:=CONCATENATE([.A29];&quot;/&quot;;IF(LEN([.B29])=1;&quot;0&quot;;&quot;&quot;);[.B29])" office:value-type="string" office:string-value="B1/09">
            <text:p>B1/09</text:p>
          </table:table-cell>
          <table:table-cell table:formula="of:=CONCATENATE(&quot;{&quot;&quot;fret&quot;&quot;:&quot;;[.B29];&quot;,&quot;&quot;pitch&quot;&quot;:&quot;&quot;&quot;;[.E29];&quot;&quot;&quot;,&quot;&quot;file&quot;&quot;:&quot;&quot;&quot;;[.F29];&quot;&quot;&quot;},&quot;)" office:value-type="string" office:string-value="{&quot;fret&quot;:9,&quot;pitch&quot;:&quot;G#2&quot;,&quot;file&quot;:&quot;B1/09&quot;},">
            <text:p>{"fret":9,"pitch":"G#2","file":"B1/09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formula="of:=CONCATENATE([.C30];[.D30])" office:value-type="string" office:string-value="A2">
            <text:p>A2</text:p>
          </table:table-cell>
          <table:table-cell table:formula="of:=CONCATENATE([.A30];&quot;/&quot;;IF(LEN([.B30])=1;&quot;0&quot;;&quot;&quot;);[.B30])" office:value-type="string" office:string-value="B1/10">
            <text:p>B1/10</text:p>
          </table:table-cell>
          <table:table-cell table:formula="of:=CONCATENATE(&quot;{&quot;&quot;fret&quot;&quot;:&quot;;[.B30];&quot;,&quot;&quot;pitch&quot;&quot;:&quot;&quot;&quot;;[.E30];&quot;&quot;&quot;,&quot;&quot;file&quot;&quot;:&quot;&quot;&quot;;[.F30];&quot;&quot;&quot;},&quot;)" office:value-type="string" office:string-value="{&quot;fret&quot;:10,&quot;pitch&quot;:&quot;A2&quot;,&quot;file&quot;:&quot;B1/10&quot;},">
            <text:p>{"fret":10,"pitch":"A2","file":"B1/10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11">
            <text:p>11</text:p>
          </table:table-cell>
          <table:table-cell office:value-type="string">
            <text:p>A#</text:p>
          </table:table-cell>
          <table:table-cell office:value-type="float" office:value="2">
            <text:p>2</text:p>
          </table:table-cell>
          <table:table-cell table:formula="of:=CONCATENATE([.C31];[.D31])" office:value-type="string" office:string-value="A#2">
            <text:p>A#2</text:p>
          </table:table-cell>
          <table:table-cell table:formula="of:=CONCATENATE([.A31];&quot;/&quot;;IF(LEN([.B31])=1;&quot;0&quot;;&quot;&quot;);[.B31])" office:value-type="string" office:string-value="B1/11">
            <text:p>B1/11</text:p>
          </table:table-cell>
          <table:table-cell table:formula="of:=CONCATENATE(&quot;{&quot;&quot;fret&quot;&quot;:&quot;;[.B31];&quot;,&quot;&quot;pitch&quot;&quot;:&quot;&quot;&quot;;[.E31];&quot;&quot;&quot;,&quot;&quot;file&quot;&quot;:&quot;&quot;&quot;;[.F31];&quot;&quot;&quot;},&quot;)" office:value-type="string" office:string-value="{&quot;fret&quot;:11,&quot;pitch&quot;:&quot;A#2&quot;,&quot;file&quot;:&quot;B1/11&quot;},">
            <text:p>{"fret":11,"pitch":"A#2","file":"B1/11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formula="of:=CONCATENATE([.C32];[.D32])" office:value-type="string" office:string-value="B2">
            <text:p>B2</text:p>
          </table:table-cell>
          <table:table-cell table:formula="of:=CONCATENATE([.A32];&quot;/&quot;;IF(LEN([.B32])=1;&quot;0&quot;;&quot;&quot;);[.B32])" office:value-type="string" office:string-value="B1/12">
            <text:p>B1/12</text:p>
          </table:table-cell>
          <table:table-cell table:formula="of:=CONCATENATE(&quot;{&quot;&quot;fret&quot;&quot;:&quot;;[.B32];&quot;,&quot;&quot;pitch&quot;&quot;:&quot;&quot;&quot;;[.E32];&quot;&quot;&quot;,&quot;&quot;file&quot;&quot;:&quot;&quot;&quot;;[.F32];&quot;&quot;&quot;},&quot;)" office:value-type="string" office:string-value="{&quot;fret&quot;:12,&quot;pitch&quot;:&quot;B2&quot;,&quot;file&quot;:&quot;B1/12&quot;},">
            <text:p>{"fret":12,"pitch":"B2","file":"B1/12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CONCATENATE([.C33];[.D33])" office:value-type="string" office:string-value="C3">
            <text:p>C3</text:p>
          </table:table-cell>
          <table:table-cell table:formula="of:=CONCATENATE([.A33];&quot;/&quot;;IF(LEN([.B33])=1;&quot;0&quot;;&quot;&quot;);[.B33])" office:value-type="string" office:string-value="B1/13">
            <text:p>B1/13</text:p>
          </table:table-cell>
          <table:table-cell table:formula="of:=CONCATENATE(&quot;{&quot;&quot;fret&quot;&quot;:&quot;;[.B33];&quot;,&quot;&quot;pitch&quot;&quot;:&quot;&quot;&quot;;[.E33];&quot;&quot;&quot;,&quot;&quot;file&quot;&quot;:&quot;&quot;&quot;;[.F33];&quot;&quot;&quot;},&quot;)" office:value-type="string" office:string-value="{&quot;fret&quot;:13,&quot;pitch&quot;:&quot;C3&quot;,&quot;file&quot;:&quot;B1/13&quot;},">
            <text:p>{"fret":13,"pitch":"C3","file":"B1/13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14">
            <text:p>14</text:p>
          </table:table-cell>
          <table:table-cell office:value-type="string">
            <text:p>C#</text:p>
          </table:table-cell>
          <table:table-cell office:value-type="float" office:value="3">
            <text:p>3</text:p>
          </table:table-cell>
          <table:table-cell table:formula="of:=CONCATENATE([.C34];[.D34])" office:value-type="string" office:string-value="C#3">
            <text:p>C#3</text:p>
          </table:table-cell>
          <table:table-cell table:formula="of:=CONCATENATE([.A34];&quot;/&quot;;IF(LEN([.B34])=1;&quot;0&quot;;&quot;&quot;);[.B34])" office:value-type="string" office:string-value="B1/14">
            <text:p>B1/14</text:p>
          </table:table-cell>
          <table:table-cell table:formula="of:=CONCATENATE(&quot;{&quot;&quot;fret&quot;&quot;:&quot;;[.B34];&quot;,&quot;&quot;pitch&quot;&quot;:&quot;&quot;&quot;;[.E34];&quot;&quot;&quot;,&quot;&quot;file&quot;&quot;:&quot;&quot;&quot;;[.F34];&quot;&quot;&quot;},&quot;)" office:value-type="string" office:string-value="{&quot;fret&quot;:14,&quot;pitch&quot;:&quot;C#3&quot;,&quot;file&quot;:&quot;B1/14&quot;},">
            <text:p>{"fret":14,"pitch":"C#3","file":"B1/14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formula="of:=CONCATENATE([.C35];[.D35])" office:value-type="string" office:string-value="D3">
            <text:p>D3</text:p>
          </table:table-cell>
          <table:table-cell table:formula="of:=CONCATENATE([.A35];&quot;/&quot;;IF(LEN([.B35])=1;&quot;0&quot;;&quot;&quot;);[.B35])" office:value-type="string" office:string-value="B1/15">
            <text:p>B1/15</text:p>
          </table:table-cell>
          <table:table-cell table:formula="of:=CONCATENATE(&quot;{&quot;&quot;fret&quot;&quot;:&quot;;[.B35];&quot;,&quot;&quot;pitch&quot;&quot;:&quot;&quot;&quot;;[.E35];&quot;&quot;&quot;,&quot;&quot;file&quot;&quot;:&quot;&quot;&quot;;[.F35];&quot;&quot;&quot;},&quot;)" office:value-type="string" office:string-value="{&quot;fret&quot;:15,&quot;pitch&quot;:&quot;D3&quot;,&quot;file&quot;:&quot;B1/15&quot;},">
            <text:p>{"fret":15,"pitch":"D3","file":"B1/15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16">
            <text:p>16</text:p>
          </table:table-cell>
          <table:table-cell office:value-type="string">
            <text:p>D#</text:p>
          </table:table-cell>
          <table:table-cell office:value-type="float" office:value="3">
            <text:p>3</text:p>
          </table:table-cell>
          <table:table-cell table:formula="of:=CONCATENATE([.C36];[.D36])" office:value-type="string" office:string-value="D#3">
            <text:p>D#3</text:p>
          </table:table-cell>
          <table:table-cell table:formula="of:=CONCATENATE([.A36];&quot;/&quot;;IF(LEN([.B36])=1;&quot;0&quot;;&quot;&quot;);[.B36])" office:value-type="string" office:string-value="B1/16">
            <text:p>B1/16</text:p>
          </table:table-cell>
          <table:table-cell table:formula="of:=CONCATENATE(&quot;{&quot;&quot;fret&quot;&quot;:&quot;;[.B36];&quot;,&quot;&quot;pitch&quot;&quot;:&quot;&quot;&quot;;[.E36];&quot;&quot;&quot;,&quot;&quot;file&quot;&quot;:&quot;&quot;&quot;;[.F36];&quot;&quot;&quot;},&quot;)" office:value-type="string" office:string-value="{&quot;fret&quot;:16,&quot;pitch&quot;:&quot;D#3&quot;,&quot;file&quot;:&quot;B1/16&quot;},">
            <text:p>{"fret":16,"pitch":"D#3","file":"B1/16"},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float" office:value="17">
            <text:p>17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formula="of:=CONCATENATE([.C37];[.D37])" office:value-type="string" office:string-value="E3">
            <text:p>E3</text:p>
          </table:table-cell>
          <table:table-cell table:formula="of:=CONCATENATE([.A37];&quot;/&quot;;IF(LEN([.B37])=1;&quot;0&quot;;&quot;&quot;);[.B37])" office:value-type="string" office:string-value="B1/17">
            <text:p>B1/17</text:p>
          </table:table-cell>
          <table:table-cell table:formula="of:=CONCATENATE(&quot;{&quot;&quot;fret&quot;&quot;:&quot;;[.B37];&quot;,&quot;&quot;pitch&quot;&quot;:&quot;&quot;&quot;;[.E37];&quot;&quot;&quot;,&quot;&quot;file&quot;&quot;:&quot;&quot;&quot;;[.F37];&quot;&quot;&quot;},&quot;)" office:value-type="string" office:string-value="{&quot;fret&quot;:17,&quot;pitch&quot;:&quot;E3&quot;,&quot;file&quot;:&quot;B1/17&quot;},">
            <text:p>{"fret":17,"pitch":"E3","file":"B1/17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formula="of:=CONCATENATE([.C38];[.D38])" office:value-type="string" office:string-value="E2">
            <text:p>E2</text:p>
          </table:table-cell>
          <table:table-cell table:formula="of:=CONCATENATE([.A38];&quot;/&quot;;IF(LEN([.B38])=1;&quot;0&quot;;&quot;&quot;);[.B38])" office:value-type="string" office:string-value="E2/00">
            <text:p>E2/00</text:p>
          </table:table-cell>
          <table:table-cell table:formula="of:=CONCATENATE(&quot;{&quot;&quot;fret&quot;&quot;:&quot;;[.B38];&quot;,&quot;&quot;pitch&quot;&quot;:&quot;&quot;&quot;;[.E38];&quot;&quot;&quot;,&quot;&quot;file&quot;&quot;:&quot;&quot;&quot;;[.F38];&quot;&quot;&quot;},&quot;)" office:value-type="string" office:string-value="{&quot;fret&quot;:0,&quot;pitch&quot;:&quot;E2&quot;,&quot;file&quot;:&quot;E2/00&quot;},">
            <text:p>{"fret":0,"pitch":"E2","file":"E2/00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formula="of:=CONCATENATE([.C39];[.D39])" office:value-type="string" office:string-value="F2">
            <text:p>F2</text:p>
          </table:table-cell>
          <table:table-cell table:formula="of:=CONCATENATE([.A39];&quot;/&quot;;IF(LEN([.B39])=1;&quot;0&quot;;&quot;&quot;);[.B39])" office:value-type="string" office:string-value="E2/01">
            <text:p>E2/01</text:p>
          </table:table-cell>
          <table:table-cell table:formula="of:=CONCATENATE(&quot;{&quot;&quot;fret&quot;&quot;:&quot;;[.B39];&quot;,&quot;&quot;pitch&quot;&quot;:&quot;&quot;&quot;;[.E39];&quot;&quot;&quot;,&quot;&quot;file&quot;&quot;:&quot;&quot;&quot;;[.F39];&quot;&quot;&quot;},&quot;)" office:value-type="string" office:string-value="{&quot;fret&quot;:1,&quot;pitch&quot;:&quot;F2&quot;,&quot;file&quot;:&quot;E2/01&quot;},">
            <text:p>{"fret":1,"pitch":"F2","file":"E2/01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2">
            <text:p>2</text:p>
          </table:table-cell>
          <table:table-cell office:value-type="string">
            <text:p>F#</text:p>
          </table:table-cell>
          <table:table-cell office:value-type="float" office:value="2">
            <text:p>2</text:p>
          </table:table-cell>
          <table:table-cell table:formula="of:=CONCATENATE([.C40];[.D40])" office:value-type="string" office:string-value="F#2">
            <text:p>F#2</text:p>
          </table:table-cell>
          <table:table-cell table:formula="of:=CONCATENATE([.A40];&quot;/&quot;;IF(LEN([.B40])=1;&quot;0&quot;;&quot;&quot;);[.B40])" office:value-type="string" office:string-value="E2/02">
            <text:p>E2/02</text:p>
          </table:table-cell>
          <table:table-cell table:formula="of:=CONCATENATE(&quot;{&quot;&quot;fret&quot;&quot;:&quot;;[.B40];&quot;,&quot;&quot;pitch&quot;&quot;:&quot;&quot;&quot;;[.E40];&quot;&quot;&quot;,&quot;&quot;file&quot;&quot;:&quot;&quot;&quot;;[.F40];&quot;&quot;&quot;},&quot;)" office:value-type="string" office:string-value="{&quot;fret&quot;:2,&quot;pitch&quot;:&quot;F#2&quot;,&quot;file&quot;:&quot;E2/02&quot;},">
            <text:p>{"fret":2,"pitch":"F#2","file":"E2/02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formula="of:=CONCATENATE([.C41];[.D41])" office:value-type="string" office:string-value="G2">
            <text:p>G2</text:p>
          </table:table-cell>
          <table:table-cell table:formula="of:=CONCATENATE([.A41];&quot;/&quot;;IF(LEN([.B41])=1;&quot;0&quot;;&quot;&quot;);[.B41])" office:value-type="string" office:string-value="E2/03">
            <text:p>E2/03</text:p>
          </table:table-cell>
          <table:table-cell table:formula="of:=CONCATENATE(&quot;{&quot;&quot;fret&quot;&quot;:&quot;;[.B41];&quot;,&quot;&quot;pitch&quot;&quot;:&quot;&quot;&quot;;[.E41];&quot;&quot;&quot;,&quot;&quot;file&quot;&quot;:&quot;&quot;&quot;;[.F41];&quot;&quot;&quot;},&quot;)" office:value-type="string" office:string-value="{&quot;fret&quot;:3,&quot;pitch&quot;:&quot;G2&quot;,&quot;file&quot;:&quot;E2/03&quot;},">
            <text:p>{"fret":3,"pitch":"G2","file":"E2/03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4">
            <text:p>4</text:p>
          </table:table-cell>
          <table:table-cell office:value-type="string">
            <text:p>G#</text:p>
          </table:table-cell>
          <table:table-cell office:value-type="float" office:value="2">
            <text:p>2</text:p>
          </table:table-cell>
          <table:table-cell table:formula="of:=CONCATENATE([.C42];[.D42])" office:value-type="string" office:string-value="G#2">
            <text:p>G#2</text:p>
          </table:table-cell>
          <table:table-cell table:formula="of:=CONCATENATE([.A42];&quot;/&quot;;IF(LEN([.B42])=1;&quot;0&quot;;&quot;&quot;);[.B42])" office:value-type="string" office:string-value="E2/04">
            <text:p>E2/04</text:p>
          </table:table-cell>
          <table:table-cell table:formula="of:=CONCATENATE(&quot;{&quot;&quot;fret&quot;&quot;:&quot;;[.B42];&quot;,&quot;&quot;pitch&quot;&quot;:&quot;&quot;&quot;;[.E42];&quot;&quot;&quot;,&quot;&quot;file&quot;&quot;:&quot;&quot;&quot;;[.F42];&quot;&quot;&quot;},&quot;)" office:value-type="string" office:string-value="{&quot;fret&quot;:4,&quot;pitch&quot;:&quot;G#2&quot;,&quot;file&quot;:&quot;E2/04&quot;},">
            <text:p>{"fret":4,"pitch":"G#2","file":"E2/04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formula="of:=CONCATENATE([.C43];[.D43])" office:value-type="string" office:string-value="A2">
            <text:p>A2</text:p>
          </table:table-cell>
          <table:table-cell table:formula="of:=CONCATENATE([.A43];&quot;/&quot;;IF(LEN([.B43])=1;&quot;0&quot;;&quot;&quot;);[.B43])" office:value-type="string" office:string-value="E2/05">
            <text:p>E2/05</text:p>
          </table:table-cell>
          <table:table-cell table:formula="of:=CONCATENATE(&quot;{&quot;&quot;fret&quot;&quot;:&quot;;[.B43];&quot;,&quot;&quot;pitch&quot;&quot;:&quot;&quot;&quot;;[.E43];&quot;&quot;&quot;,&quot;&quot;file&quot;&quot;:&quot;&quot;&quot;;[.F43];&quot;&quot;&quot;},&quot;)" office:value-type="string" office:string-value="{&quot;fret&quot;:5,&quot;pitch&quot;:&quot;A2&quot;,&quot;file&quot;:&quot;E2/05&quot;},">
            <text:p>{"fret":5,"pitch":"A2","file":"E2/05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6">
            <text:p>6</text:p>
          </table:table-cell>
          <table:table-cell office:value-type="string">
            <text:p>A#</text:p>
          </table:table-cell>
          <table:table-cell office:value-type="float" office:value="2">
            <text:p>2</text:p>
          </table:table-cell>
          <table:table-cell table:formula="of:=CONCATENATE([.C44];[.D44])" office:value-type="string" office:string-value="A#2">
            <text:p>A#2</text:p>
          </table:table-cell>
          <table:table-cell table:formula="of:=CONCATENATE([.A44];&quot;/&quot;;IF(LEN([.B44])=1;&quot;0&quot;;&quot;&quot;);[.B44])" office:value-type="string" office:string-value="E2/06">
            <text:p>E2/06</text:p>
          </table:table-cell>
          <table:table-cell table:formula="of:=CONCATENATE(&quot;{&quot;&quot;fret&quot;&quot;:&quot;;[.B44];&quot;,&quot;&quot;pitch&quot;&quot;:&quot;&quot;&quot;;[.E44];&quot;&quot;&quot;,&quot;&quot;file&quot;&quot;:&quot;&quot;&quot;;[.F44];&quot;&quot;&quot;},&quot;)" office:value-type="string" office:string-value="{&quot;fret&quot;:6,&quot;pitch&quot;:&quot;A#2&quot;,&quot;file&quot;:&quot;E2/06&quot;},">
            <text:p>{"fret":6,"pitch":"A#2","file":"E2/06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formula="of:=CONCATENATE([.C45];[.D45])" office:value-type="string" office:string-value="B2">
            <text:p>B2</text:p>
          </table:table-cell>
          <table:table-cell table:formula="of:=CONCATENATE([.A45];&quot;/&quot;;IF(LEN([.B45])=1;&quot;0&quot;;&quot;&quot;);[.B45])" office:value-type="string" office:string-value="E2/07">
            <text:p>E2/07</text:p>
          </table:table-cell>
          <table:table-cell table:formula="of:=CONCATENATE(&quot;{&quot;&quot;fret&quot;&quot;:&quot;;[.B45];&quot;,&quot;&quot;pitch&quot;&quot;:&quot;&quot;&quot;;[.E45];&quot;&quot;&quot;,&quot;&quot;file&quot;&quot;:&quot;&quot;&quot;;[.F45];&quot;&quot;&quot;},&quot;)" office:value-type="string" office:string-value="{&quot;fret&quot;:7,&quot;pitch&quot;:&quot;B2&quot;,&quot;file&quot;:&quot;E2/07&quot;},">
            <text:p>{"fret":7,"pitch":"B2","file":"E2/07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CONCATENATE([.C46];[.D46])" office:value-type="string" office:string-value="C3">
            <text:p>C3</text:p>
          </table:table-cell>
          <table:table-cell table:formula="of:=CONCATENATE([.A46];&quot;/&quot;;IF(LEN([.B46])=1;&quot;0&quot;;&quot;&quot;);[.B46])" office:value-type="string" office:string-value="E2/08">
            <text:p>E2/08</text:p>
          </table:table-cell>
          <table:table-cell table:formula="of:=CONCATENATE(&quot;{&quot;&quot;fret&quot;&quot;:&quot;;[.B46];&quot;,&quot;&quot;pitch&quot;&quot;:&quot;&quot;&quot;;[.E46];&quot;&quot;&quot;,&quot;&quot;file&quot;&quot;:&quot;&quot;&quot;;[.F46];&quot;&quot;&quot;},&quot;)" office:value-type="string" office:string-value="{&quot;fret&quot;:8,&quot;pitch&quot;:&quot;C3&quot;,&quot;file&quot;:&quot;E2/08&quot;},">
            <text:p>{"fret":8,"pitch":"C3","file":"E2/08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9">
            <text:p>9</text:p>
          </table:table-cell>
          <table:table-cell office:value-type="string">
            <text:p>C#</text:p>
          </table:table-cell>
          <table:table-cell office:value-type="float" office:value="3">
            <text:p>3</text:p>
          </table:table-cell>
          <table:table-cell table:formula="of:=CONCATENATE([.C47];[.D47])" office:value-type="string" office:string-value="C#3">
            <text:p>C#3</text:p>
          </table:table-cell>
          <table:table-cell table:formula="of:=CONCATENATE([.A47];&quot;/&quot;;IF(LEN([.B47])=1;&quot;0&quot;;&quot;&quot;);[.B47])" office:value-type="string" office:string-value="E2/09">
            <text:p>E2/09</text:p>
          </table:table-cell>
          <table:table-cell table:formula="of:=CONCATENATE(&quot;{&quot;&quot;fret&quot;&quot;:&quot;;[.B47];&quot;,&quot;&quot;pitch&quot;&quot;:&quot;&quot;&quot;;[.E47];&quot;&quot;&quot;,&quot;&quot;file&quot;&quot;:&quot;&quot;&quot;;[.F47];&quot;&quot;&quot;},&quot;)" office:value-type="string" office:string-value="{&quot;fret&quot;:9,&quot;pitch&quot;:&quot;C#3&quot;,&quot;file&quot;:&quot;E2/09&quot;},">
            <text:p>{"fret":9,"pitch":"C#3","file":"E2/09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formula="of:=CONCATENATE([.C48];[.D48])" office:value-type="string" office:string-value="D3">
            <text:p>D3</text:p>
          </table:table-cell>
          <table:table-cell table:formula="of:=CONCATENATE([.A48];&quot;/&quot;;IF(LEN([.B48])=1;&quot;0&quot;;&quot;&quot;);[.B48])" office:value-type="string" office:string-value="E2/10">
            <text:p>E2/10</text:p>
          </table:table-cell>
          <table:table-cell table:formula="of:=CONCATENATE(&quot;{&quot;&quot;fret&quot;&quot;:&quot;;[.B48];&quot;,&quot;&quot;pitch&quot;&quot;:&quot;&quot;&quot;;[.E48];&quot;&quot;&quot;,&quot;&quot;file&quot;&quot;:&quot;&quot;&quot;;[.F48];&quot;&quot;&quot;},&quot;)" office:value-type="string" office:string-value="{&quot;fret&quot;:10,&quot;pitch&quot;:&quot;D3&quot;,&quot;file&quot;:&quot;E2/10&quot;},">
            <text:p>{"fret":10,"pitch":"D3","file":"E2/10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11">
            <text:p>11</text:p>
          </table:table-cell>
          <table:table-cell office:value-type="string">
            <text:p>D#</text:p>
          </table:table-cell>
          <table:table-cell office:value-type="float" office:value="3">
            <text:p>3</text:p>
          </table:table-cell>
          <table:table-cell table:formula="of:=CONCATENATE([.C49];[.D49])" office:value-type="string" office:string-value="D#3">
            <text:p>D#3</text:p>
          </table:table-cell>
          <table:table-cell table:formula="of:=CONCATENATE([.A49];&quot;/&quot;;IF(LEN([.B49])=1;&quot;0&quot;;&quot;&quot;);[.B49])" office:value-type="string" office:string-value="E2/11">
            <text:p>E2/11</text:p>
          </table:table-cell>
          <table:table-cell table:formula="of:=CONCATENATE(&quot;{&quot;&quot;fret&quot;&quot;:&quot;;[.B49];&quot;,&quot;&quot;pitch&quot;&quot;:&quot;&quot;&quot;;[.E49];&quot;&quot;&quot;,&quot;&quot;file&quot;&quot;:&quot;&quot;&quot;;[.F49];&quot;&quot;&quot;},&quot;)" office:value-type="string" office:string-value="{&quot;fret&quot;:11,&quot;pitch&quot;:&quot;D#3&quot;,&quot;file&quot;:&quot;E2/11&quot;},">
            <text:p>{"fret":11,"pitch":"D#3","file":"E2/11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formula="of:=CONCATENATE([.C50];[.D50])" office:value-type="string" office:string-value="E3">
            <text:p>E3</text:p>
          </table:table-cell>
          <table:table-cell table:formula="of:=CONCATENATE([.A50];&quot;/&quot;;IF(LEN([.B50])=1;&quot;0&quot;;&quot;&quot;);[.B50])" office:value-type="string" office:string-value="E2/12">
            <text:p>E2/12</text:p>
          </table:table-cell>
          <table:table-cell table:formula="of:=CONCATENATE(&quot;{&quot;&quot;fret&quot;&quot;:&quot;;[.B50];&quot;,&quot;&quot;pitch&quot;&quot;:&quot;&quot;&quot;;[.E50];&quot;&quot;&quot;,&quot;&quot;file&quot;&quot;:&quot;&quot;&quot;;[.F50];&quot;&quot;&quot;},&quot;)" office:value-type="string" office:string-value="{&quot;fret&quot;:12,&quot;pitch&quot;:&quot;E3&quot;,&quot;file&quot;:&quot;E2/12&quot;},">
            <text:p>{"fret":12,"pitch":"E3","file":"E2/12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formula="of:=CONCATENATE([.C51];[.D51])" office:value-type="string" office:string-value="F3">
            <text:p>F3</text:p>
          </table:table-cell>
          <table:table-cell table:formula="of:=CONCATENATE([.A51];&quot;/&quot;;IF(LEN([.B51])=1;&quot;0&quot;;&quot;&quot;);[.B51])" office:value-type="string" office:string-value="E2/13">
            <text:p>E2/13</text:p>
          </table:table-cell>
          <table:table-cell table:formula="of:=CONCATENATE(&quot;{&quot;&quot;fret&quot;&quot;:&quot;;[.B51];&quot;,&quot;&quot;pitch&quot;&quot;:&quot;&quot;&quot;;[.E51];&quot;&quot;&quot;,&quot;&quot;file&quot;&quot;:&quot;&quot;&quot;;[.F51];&quot;&quot;&quot;},&quot;)" office:value-type="string" office:string-value="{&quot;fret&quot;:13,&quot;pitch&quot;:&quot;F3&quot;,&quot;file&quot;:&quot;E2/13&quot;},">
            <text:p>{"fret":13,"pitch":"F3","file":"E2/13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14">
            <text:p>14</text:p>
          </table:table-cell>
          <table:table-cell office:value-type="string">
            <text:p>F#</text:p>
          </table:table-cell>
          <table:table-cell office:value-type="float" office:value="3">
            <text:p>3</text:p>
          </table:table-cell>
          <table:table-cell table:formula="of:=CONCATENATE([.C52];[.D52])" office:value-type="string" office:string-value="F#3">
            <text:p>F#3</text:p>
          </table:table-cell>
          <table:table-cell table:formula="of:=CONCATENATE([.A52];&quot;/&quot;;IF(LEN([.B52])=1;&quot;0&quot;;&quot;&quot;);[.B52])" office:value-type="string" office:string-value="E2/14">
            <text:p>E2/14</text:p>
          </table:table-cell>
          <table:table-cell table:formula="of:=CONCATENATE(&quot;{&quot;&quot;fret&quot;&quot;:&quot;;[.B52];&quot;,&quot;&quot;pitch&quot;&quot;:&quot;&quot;&quot;;[.E52];&quot;&quot;&quot;,&quot;&quot;file&quot;&quot;:&quot;&quot;&quot;;[.F52];&quot;&quot;&quot;},&quot;)" office:value-type="string" office:string-value="{&quot;fret&quot;:14,&quot;pitch&quot;:&quot;F#3&quot;,&quot;file&quot;:&quot;E2/14&quot;},">
            <text:p>{"fret":14,"pitch":"F#3","file":"E2/14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15">
            <text:p>15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formula="of:=CONCATENATE([.C53];[.D53])" office:value-type="string" office:string-value="G3">
            <text:p>G3</text:p>
          </table:table-cell>
          <table:table-cell table:formula="of:=CONCATENATE([.A53];&quot;/&quot;;IF(LEN([.B53])=1;&quot;0&quot;;&quot;&quot;);[.B53])" office:value-type="string" office:string-value="E2/15">
            <text:p>E2/15</text:p>
          </table:table-cell>
          <table:table-cell table:formula="of:=CONCATENATE(&quot;{&quot;&quot;fret&quot;&quot;:&quot;;[.B53];&quot;,&quot;&quot;pitch&quot;&quot;:&quot;&quot;&quot;;[.E53];&quot;&quot;&quot;,&quot;&quot;file&quot;&quot;:&quot;&quot;&quot;;[.F53];&quot;&quot;&quot;},&quot;)" office:value-type="string" office:string-value="{&quot;fret&quot;:15,&quot;pitch&quot;:&quot;G3&quot;,&quot;file&quot;:&quot;E2/15&quot;},">
            <text:p>{"fret":15,"pitch":"G3","file":"E2/15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16">
            <text:p>16</text:p>
          </table:table-cell>
          <table:table-cell office:value-type="string">
            <text:p>G#</text:p>
          </table:table-cell>
          <table:table-cell office:value-type="float" office:value="3">
            <text:p>3</text:p>
          </table:table-cell>
          <table:table-cell table:formula="of:=CONCATENATE([.C54];[.D54])" office:value-type="string" office:string-value="G#3">
            <text:p>G#3</text:p>
          </table:table-cell>
          <table:table-cell table:formula="of:=CONCATENATE([.A54];&quot;/&quot;;IF(LEN([.B54])=1;&quot;0&quot;;&quot;&quot;);[.B54])" office:value-type="string" office:string-value="E2/16">
            <text:p>E2/16</text:p>
          </table:table-cell>
          <table:table-cell table:formula="of:=CONCATENATE(&quot;{&quot;&quot;fret&quot;&quot;:&quot;;[.B54];&quot;,&quot;&quot;pitch&quot;&quot;:&quot;&quot;&quot;;[.E54];&quot;&quot;&quot;,&quot;&quot;file&quot;&quot;:&quot;&quot;&quot;;[.F54];&quot;&quot;&quot;},&quot;)" office:value-type="string" office:string-value="{&quot;fret&quot;:16,&quot;pitch&quot;:&quot;G#3&quot;,&quot;file&quot;:&quot;E2/16&quot;},">
            <text:p>{"fret":16,"pitch":"G#3","file":"E2/16"},</text:p>
          </table:table-cell>
          <table:table-cell table:number-columns-repeated="1017"/>
        </table:table-row>
        <table:table-row table:style-name="ro1">
          <table:table-cell office:value-type="string">
            <text:p>E2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formula="of:=CONCATENATE([.C55];[.D55])" office:value-type="string" office:string-value="A3">
            <text:p>A3</text:p>
          </table:table-cell>
          <table:table-cell table:formula="of:=CONCATENATE([.A55];&quot;/&quot;;IF(LEN([.B55])=1;&quot;0&quot;;&quot;&quot;);[.B55])" office:value-type="string" office:string-value="E2/17">
            <text:p>E2/17</text:p>
          </table:table-cell>
          <table:table-cell table:formula="of:=CONCATENATE(&quot;{&quot;&quot;fret&quot;&quot;:&quot;;[.B55];&quot;,&quot;&quot;pitch&quot;&quot;:&quot;&quot;&quot;;[.E55];&quot;&quot;&quot;,&quot;&quot;file&quot;&quot;:&quot;&quot;&quot;;[.F55];&quot;&quot;&quot;},&quot;)" office:value-type="string" office:string-value="{&quot;fret&quot;:17,&quot;pitch&quot;:&quot;A3&quot;,&quot;file&quot;:&quot;E2/17&quot;},">
            <text:p>{"fret":17,"pitch":"A3","file":"E2/17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formula="of:=CONCATENATE([.C56];[.D56])" office:value-type="string" office:string-value="A2">
            <text:p>A2</text:p>
          </table:table-cell>
          <table:table-cell table:formula="of:=CONCATENATE([.A56];&quot;/&quot;;IF(LEN([.B56])=1;&quot;0&quot;;&quot;&quot;);[.B56])" office:value-type="string" office:string-value="A2/00">
            <text:p>A2/00</text:p>
          </table:table-cell>
          <table:table-cell table:formula="of:=CONCATENATE(&quot;{&quot;&quot;fret&quot;&quot;:&quot;;[.B56];&quot;,&quot;&quot;pitch&quot;&quot;:&quot;&quot;&quot;;[.E56];&quot;&quot;&quot;,&quot;&quot;file&quot;&quot;:&quot;&quot;&quot;;[.F56];&quot;&quot;&quot;},&quot;)" office:value-type="string" office:string-value="{&quot;fret&quot;:0,&quot;pitch&quot;:&quot;A2&quot;,&quot;file&quot;:&quot;A2/00&quot;},">
            <text:p>{"fret":0,"pitch":"A2","file":"A2/00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string">
            <text:p>A#</text:p>
          </table:table-cell>
          <table:table-cell office:value-type="float" office:value="2">
            <text:p>2</text:p>
          </table:table-cell>
          <table:table-cell table:formula="of:=CONCATENATE([.C57];[.D57])" office:value-type="string" office:string-value="A#2">
            <text:p>A#2</text:p>
          </table:table-cell>
          <table:table-cell table:formula="of:=CONCATENATE([.A57];&quot;/&quot;;IF(LEN([.B57])=1;&quot;0&quot;;&quot;&quot;);[.B57])" office:value-type="string" office:string-value="A2/01">
            <text:p>A2/01</text:p>
          </table:table-cell>
          <table:table-cell table:formula="of:=CONCATENATE(&quot;{&quot;&quot;fret&quot;&quot;:&quot;;[.B57];&quot;,&quot;&quot;pitch&quot;&quot;:&quot;&quot;&quot;;[.E57];&quot;&quot;&quot;,&quot;&quot;file&quot;&quot;:&quot;&quot;&quot;;[.F57];&quot;&quot;&quot;},&quot;)" office:value-type="string" office:string-value="{&quot;fret&quot;:1,&quot;pitch&quot;:&quot;A#2&quot;,&quot;file&quot;:&quot;A2/01&quot;},">
            <text:p>{"fret":1,"pitch":"A#2","file":"A2/01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formula="of:=CONCATENATE([.C58];[.D58])" office:value-type="string" office:string-value="B2">
            <text:p>B2</text:p>
          </table:table-cell>
          <table:table-cell table:formula="of:=CONCATENATE([.A58];&quot;/&quot;;IF(LEN([.B58])=1;&quot;0&quot;;&quot;&quot;);[.B58])" office:value-type="string" office:string-value="A2/02">
            <text:p>A2/02</text:p>
          </table:table-cell>
          <table:table-cell table:formula="of:=CONCATENATE(&quot;{&quot;&quot;fret&quot;&quot;:&quot;;[.B58];&quot;,&quot;&quot;pitch&quot;&quot;:&quot;&quot;&quot;;[.E58];&quot;&quot;&quot;,&quot;&quot;file&quot;&quot;:&quot;&quot;&quot;;[.F58];&quot;&quot;&quot;},&quot;)" office:value-type="string" office:string-value="{&quot;fret&quot;:2,&quot;pitch&quot;:&quot;B2&quot;,&quot;file&quot;:&quot;A2/02&quot;},">
            <text:p>{"fret":2,"pitch":"B2","file":"A2/02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CONCATENATE([.C59];[.D59])" office:value-type="string" office:string-value="C3">
            <text:p>C3</text:p>
          </table:table-cell>
          <table:table-cell table:formula="of:=CONCATENATE([.A59];&quot;/&quot;;IF(LEN([.B59])=1;&quot;0&quot;;&quot;&quot;);[.B59])" office:value-type="string" office:string-value="A2/03">
            <text:p>A2/03</text:p>
          </table:table-cell>
          <table:table-cell table:formula="of:=CONCATENATE(&quot;{&quot;&quot;fret&quot;&quot;:&quot;;[.B59];&quot;,&quot;&quot;pitch&quot;&quot;:&quot;&quot;&quot;;[.E59];&quot;&quot;&quot;,&quot;&quot;file&quot;&quot;:&quot;&quot;&quot;;[.F59];&quot;&quot;&quot;},&quot;)" office:value-type="string" office:string-value="{&quot;fret&quot;:3,&quot;pitch&quot;:&quot;C3&quot;,&quot;file&quot;:&quot;A2/03&quot;},">
            <text:p>{"fret":3,"pitch":"C3","file":"A2/03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string">
            <text:p>C#</text:p>
          </table:table-cell>
          <table:table-cell office:value-type="float" office:value="3">
            <text:p>3</text:p>
          </table:table-cell>
          <table:table-cell table:formula="of:=CONCATENATE([.C60];[.D60])" office:value-type="string" office:string-value="C#3">
            <text:p>C#3</text:p>
          </table:table-cell>
          <table:table-cell table:formula="of:=CONCATENATE([.A60];&quot;/&quot;;IF(LEN([.B60])=1;&quot;0&quot;;&quot;&quot;);[.B60])" office:value-type="string" office:string-value="A2/04">
            <text:p>A2/04</text:p>
          </table:table-cell>
          <table:table-cell table:formula="of:=CONCATENATE(&quot;{&quot;&quot;fret&quot;&quot;:&quot;;[.B60];&quot;,&quot;&quot;pitch&quot;&quot;:&quot;&quot;&quot;;[.E60];&quot;&quot;&quot;,&quot;&quot;file&quot;&quot;:&quot;&quot;&quot;;[.F60];&quot;&quot;&quot;},&quot;)" office:value-type="string" office:string-value="{&quot;fret&quot;:4,&quot;pitch&quot;:&quot;C#3&quot;,&quot;file&quot;:&quot;A2/04&quot;},">
            <text:p>{"fret":4,"pitch":"C#3","file":"A2/04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formula="of:=CONCATENATE([.C61];[.D61])" office:value-type="string" office:string-value="D3">
            <text:p>D3</text:p>
          </table:table-cell>
          <table:table-cell table:formula="of:=CONCATENATE([.A61];&quot;/&quot;;IF(LEN([.B61])=1;&quot;0&quot;;&quot;&quot;);[.B61])" office:value-type="string" office:string-value="A2/05">
            <text:p>A2/05</text:p>
          </table:table-cell>
          <table:table-cell table:formula="of:=CONCATENATE(&quot;{&quot;&quot;fret&quot;&quot;:&quot;;[.B61];&quot;,&quot;&quot;pitch&quot;&quot;:&quot;&quot;&quot;;[.E61];&quot;&quot;&quot;,&quot;&quot;file&quot;&quot;:&quot;&quot;&quot;;[.F61];&quot;&quot;&quot;},&quot;)" office:value-type="string" office:string-value="{&quot;fret&quot;:5,&quot;pitch&quot;:&quot;D3&quot;,&quot;file&quot;:&quot;A2/05&quot;},">
            <text:p>{"fret":5,"pitch":"D3","file":"A2/05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string">
            <text:p>D#</text:p>
          </table:table-cell>
          <table:table-cell office:value-type="float" office:value="3">
            <text:p>3</text:p>
          </table:table-cell>
          <table:table-cell table:formula="of:=CONCATENATE([.C62];[.D62])" office:value-type="string" office:string-value="D#3">
            <text:p>D#3</text:p>
          </table:table-cell>
          <table:table-cell table:formula="of:=CONCATENATE([.A62];&quot;/&quot;;IF(LEN([.B62])=1;&quot;0&quot;;&quot;&quot;);[.B62])" office:value-type="string" office:string-value="A2/06">
            <text:p>A2/06</text:p>
          </table:table-cell>
          <table:table-cell table:formula="of:=CONCATENATE(&quot;{&quot;&quot;fret&quot;&quot;:&quot;;[.B62];&quot;,&quot;&quot;pitch&quot;&quot;:&quot;&quot;&quot;;[.E62];&quot;&quot;&quot;,&quot;&quot;file&quot;&quot;:&quot;&quot;&quot;;[.F62];&quot;&quot;&quot;},&quot;)" office:value-type="string" office:string-value="{&quot;fret&quot;:6,&quot;pitch&quot;:&quot;D#3&quot;,&quot;file&quot;:&quot;A2/06&quot;},">
            <text:p>{"fret":6,"pitch":"D#3","file":"A2/06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formula="of:=CONCATENATE([.C63];[.D63])" office:value-type="string" office:string-value="E3">
            <text:p>E3</text:p>
          </table:table-cell>
          <table:table-cell table:formula="of:=CONCATENATE([.A63];&quot;/&quot;;IF(LEN([.B63])=1;&quot;0&quot;;&quot;&quot;);[.B63])" office:value-type="string" office:string-value="A2/07">
            <text:p>A2/07</text:p>
          </table:table-cell>
          <table:table-cell table:formula="of:=CONCATENATE(&quot;{&quot;&quot;fret&quot;&quot;:&quot;;[.B63];&quot;,&quot;&quot;pitch&quot;&quot;:&quot;&quot;&quot;;[.E63];&quot;&quot;&quot;,&quot;&quot;file&quot;&quot;:&quot;&quot;&quot;;[.F63];&quot;&quot;&quot;},&quot;)" office:value-type="string" office:string-value="{&quot;fret&quot;:7,&quot;pitch&quot;:&quot;E3&quot;,&quot;file&quot;:&quot;A2/07&quot;},">
            <text:p>{"fret":7,"pitch":"E3","file":"A2/07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formula="of:=CONCATENATE([.C64];[.D64])" office:value-type="string" office:string-value="F3">
            <text:p>F3</text:p>
          </table:table-cell>
          <table:table-cell table:formula="of:=CONCATENATE([.A64];&quot;/&quot;;IF(LEN([.B64])=1;&quot;0&quot;;&quot;&quot;);[.B64])" office:value-type="string" office:string-value="A2/08">
            <text:p>A2/08</text:p>
          </table:table-cell>
          <table:table-cell table:formula="of:=CONCATENATE(&quot;{&quot;&quot;fret&quot;&quot;:&quot;;[.B64];&quot;,&quot;&quot;pitch&quot;&quot;:&quot;&quot;&quot;;[.E64];&quot;&quot;&quot;,&quot;&quot;file&quot;&quot;:&quot;&quot;&quot;;[.F64];&quot;&quot;&quot;},&quot;)" office:value-type="string" office:string-value="{&quot;fret&quot;:8,&quot;pitch&quot;:&quot;F3&quot;,&quot;file&quot;:&quot;A2/08&quot;},">
            <text:p>{"fret":8,"pitch":"F3","file":"A2/08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string">
            <text:p>F#</text:p>
          </table:table-cell>
          <table:table-cell office:value-type="float" office:value="3">
            <text:p>3</text:p>
          </table:table-cell>
          <table:table-cell table:formula="of:=CONCATENATE([.C65];[.D65])" office:value-type="string" office:string-value="F#3">
            <text:p>F#3</text:p>
          </table:table-cell>
          <table:table-cell table:formula="of:=CONCATENATE([.A65];&quot;/&quot;;IF(LEN([.B65])=1;&quot;0&quot;;&quot;&quot;);[.B65])" office:value-type="string" office:string-value="A2/09">
            <text:p>A2/09</text:p>
          </table:table-cell>
          <table:table-cell table:formula="of:=CONCATENATE(&quot;{&quot;&quot;fret&quot;&quot;:&quot;;[.B65];&quot;,&quot;&quot;pitch&quot;&quot;:&quot;&quot;&quot;;[.E65];&quot;&quot;&quot;,&quot;&quot;file&quot;&quot;:&quot;&quot;&quot;;[.F65];&quot;&quot;&quot;},&quot;)" office:value-type="string" office:string-value="{&quot;fret&quot;:9,&quot;pitch&quot;:&quot;F#3&quot;,&quot;file&quot;:&quot;A2/09&quot;},">
            <text:p>{"fret":9,"pitch":"F#3","file":"A2/09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10">
            <text:p>10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formula="of:=CONCATENATE([.C66];[.D66])" office:value-type="string" office:string-value="G3">
            <text:p>G3</text:p>
          </table:table-cell>
          <table:table-cell table:formula="of:=CONCATENATE([.A66];&quot;/&quot;;IF(LEN([.B66])=1;&quot;0&quot;;&quot;&quot;);[.B66])" office:value-type="string" office:string-value="A2/10">
            <text:p>A2/10</text:p>
          </table:table-cell>
          <table:table-cell table:formula="of:=CONCATENATE(&quot;{&quot;&quot;fret&quot;&quot;:&quot;;[.B66];&quot;,&quot;&quot;pitch&quot;&quot;:&quot;&quot;&quot;;[.E66];&quot;&quot;&quot;,&quot;&quot;file&quot;&quot;:&quot;&quot;&quot;;[.F66];&quot;&quot;&quot;},&quot;)" office:value-type="string" office:string-value="{&quot;fret&quot;:10,&quot;pitch&quot;:&quot;G3&quot;,&quot;file&quot;:&quot;A2/10&quot;},">
            <text:p>{"fret":10,"pitch":"G3","file":"A2/10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string">
            <text:p>G#</text:p>
          </table:table-cell>
          <table:table-cell office:value-type="float" office:value="3">
            <text:p>3</text:p>
          </table:table-cell>
          <table:table-cell table:formula="of:=CONCATENATE([.C67];[.D67])" office:value-type="string" office:string-value="G#3">
            <text:p>G#3</text:p>
          </table:table-cell>
          <table:table-cell table:formula="of:=CONCATENATE([.A67];&quot;/&quot;;IF(LEN([.B67])=1;&quot;0&quot;;&quot;&quot;);[.B67])" office:value-type="string" office:string-value="A2/11">
            <text:p>A2/11</text:p>
          </table:table-cell>
          <table:table-cell table:formula="of:=CONCATENATE(&quot;{&quot;&quot;fret&quot;&quot;:&quot;;[.B67];&quot;,&quot;&quot;pitch&quot;&quot;:&quot;&quot;&quot;;[.E67];&quot;&quot;&quot;,&quot;&quot;file&quot;&quot;:&quot;&quot;&quot;;[.F67];&quot;&quot;&quot;},&quot;)" office:value-type="string" office:string-value="{&quot;fret&quot;:11,&quot;pitch&quot;:&quot;G#3&quot;,&quot;file&quot;:&quot;A2/11&quot;},">
            <text:p>{"fret":11,"pitch":"G#3","file":"A2/11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formula="of:=CONCATENATE([.C68];[.D68])" office:value-type="string" office:string-value="A3">
            <text:p>A3</text:p>
          </table:table-cell>
          <table:table-cell table:formula="of:=CONCATENATE([.A68];&quot;/&quot;;IF(LEN([.B68])=1;&quot;0&quot;;&quot;&quot;);[.B68])" office:value-type="string" office:string-value="A2/12">
            <text:p>A2/12</text:p>
          </table:table-cell>
          <table:table-cell table:formula="of:=CONCATENATE(&quot;{&quot;&quot;fret&quot;&quot;:&quot;;[.B68];&quot;,&quot;&quot;pitch&quot;&quot;:&quot;&quot;&quot;;[.E68];&quot;&quot;&quot;,&quot;&quot;file&quot;&quot;:&quot;&quot;&quot;;[.F68];&quot;&quot;&quot;},&quot;)" office:value-type="string" office:string-value="{&quot;fret&quot;:12,&quot;pitch&quot;:&quot;A3&quot;,&quot;file&quot;:&quot;A2/12&quot;},">
            <text:p>{"fret":12,"pitch":"A3","file":"A2/12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13">
            <text:p>13</text:p>
          </table:table-cell>
          <table:table-cell office:value-type="string">
            <text:p>A#</text:p>
          </table:table-cell>
          <table:table-cell office:value-type="float" office:value="3">
            <text:p>3</text:p>
          </table:table-cell>
          <table:table-cell table:formula="of:=CONCATENATE([.C69];[.D69])" office:value-type="string" office:string-value="A#3">
            <text:p>A#3</text:p>
          </table:table-cell>
          <table:table-cell table:formula="of:=CONCATENATE([.A69];&quot;/&quot;;IF(LEN([.B69])=1;&quot;0&quot;;&quot;&quot;);[.B69])" office:value-type="string" office:string-value="A2/13">
            <text:p>A2/13</text:p>
          </table:table-cell>
          <table:table-cell table:formula="of:=CONCATENATE(&quot;{&quot;&quot;fret&quot;&quot;:&quot;;[.B69];&quot;,&quot;&quot;pitch&quot;&quot;:&quot;&quot;&quot;;[.E69];&quot;&quot;&quot;,&quot;&quot;file&quot;&quot;:&quot;&quot;&quot;;[.F69];&quot;&quot;&quot;},&quot;)" office:value-type="string" office:string-value="{&quot;fret&quot;:13,&quot;pitch&quot;:&quot;A#3&quot;,&quot;file&quot;:&quot;A2/13&quot;},">
            <text:p>{"fret":13,"pitch":"A#3","file":"A2/13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formula="of:=CONCATENATE([.C70];[.D70])" office:value-type="string" office:string-value="B3">
            <text:p>B3</text:p>
          </table:table-cell>
          <table:table-cell table:formula="of:=CONCATENATE([.A70];&quot;/&quot;;IF(LEN([.B70])=1;&quot;0&quot;;&quot;&quot;);[.B70])" office:value-type="string" office:string-value="A2/14">
            <text:p>A2/14</text:p>
          </table:table-cell>
          <table:table-cell table:formula="of:=CONCATENATE(&quot;{&quot;&quot;fret&quot;&quot;:&quot;;[.B70];&quot;,&quot;&quot;pitch&quot;&quot;:&quot;&quot;&quot;;[.E70];&quot;&quot;&quot;,&quot;&quot;file&quot;&quot;:&quot;&quot;&quot;;[.F70];&quot;&quot;&quot;},&quot;)" office:value-type="string" office:string-value="{&quot;fret&quot;:14,&quot;pitch&quot;:&quot;B3&quot;,&quot;file&quot;:&quot;A2/14&quot;},">
            <text:p>{"fret":14,"pitch":"B3","file":"A2/14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CONCATENATE([.C71];[.D71])" office:value-type="string" office:string-value="C4">
            <text:p>C4</text:p>
          </table:table-cell>
          <table:table-cell table:formula="of:=CONCATENATE([.A71];&quot;/&quot;;IF(LEN([.B71])=1;&quot;0&quot;;&quot;&quot;);[.B71])" office:value-type="string" office:string-value="A2/15">
            <text:p>A2/15</text:p>
          </table:table-cell>
          <table:table-cell table:formula="of:=CONCATENATE(&quot;{&quot;&quot;fret&quot;&quot;:&quot;;[.B71];&quot;,&quot;&quot;pitch&quot;&quot;:&quot;&quot;&quot;;[.E71];&quot;&quot;&quot;,&quot;&quot;file&quot;&quot;:&quot;&quot;&quot;;[.F71];&quot;&quot;&quot;},&quot;)" office:value-type="string" office:string-value="{&quot;fret&quot;:15,&quot;pitch&quot;:&quot;C4&quot;,&quot;file&quot;:&quot;A2/15&quot;},">
            <text:p>{"fret":15,"pitch":"C4","file":"A2/15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16">
            <text:p>16</text:p>
          </table:table-cell>
          <table:table-cell office:value-type="string">
            <text:p>C#</text:p>
          </table:table-cell>
          <table:table-cell office:value-type="float" office:value="4">
            <text:p>4</text:p>
          </table:table-cell>
          <table:table-cell table:formula="of:=CONCATENATE([.C72];[.D72])" office:value-type="string" office:string-value="C#4">
            <text:p>C#4</text:p>
          </table:table-cell>
          <table:table-cell table:formula="of:=CONCATENATE([.A72];&quot;/&quot;;IF(LEN([.B72])=1;&quot;0&quot;;&quot;&quot;);[.B72])" office:value-type="string" office:string-value="A2/16">
            <text:p>A2/16</text:p>
          </table:table-cell>
          <table:table-cell table:formula="of:=CONCATENATE(&quot;{&quot;&quot;fret&quot;&quot;:&quot;;[.B72];&quot;,&quot;&quot;pitch&quot;&quot;:&quot;&quot;&quot;;[.E72];&quot;&quot;&quot;,&quot;&quot;file&quot;&quot;:&quot;&quot;&quot;;[.F72];&quot;&quot;&quot;},&quot;)" office:value-type="string" office:string-value="{&quot;fret&quot;:16,&quot;pitch&quot;:&quot;C#4&quot;,&quot;file&quot;:&quot;A2/16&quot;},">
            <text:p>{"fret":16,"pitch":"C#4","file":"A2/16"},</text:p>
          </table:table-cell>
          <table:table-cell table:number-columns-repeated="1017"/>
        </table:table-row>
        <table:table-row table:style-name="ro1"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formula="of:=CONCATENATE([.C73];[.D73])" office:value-type="string" office:string-value="D4">
            <text:p>D4</text:p>
          </table:table-cell>
          <table:table-cell table:formula="of:=CONCATENATE([.A73];&quot;/&quot;;IF(LEN([.B73])=1;&quot;0&quot;;&quot;&quot;);[.B73])" office:value-type="string" office:string-value="A2/17">
            <text:p>A2/17</text:p>
          </table:table-cell>
          <table:table-cell table:formula="of:=CONCATENATE(&quot;{&quot;&quot;fret&quot;&quot;:&quot;;[.B73];&quot;,&quot;&quot;pitch&quot;&quot;:&quot;&quot;&quot;;[.E73];&quot;&quot;&quot;,&quot;&quot;file&quot;&quot;:&quot;&quot;&quot;;[.F73];&quot;&quot;&quot;},&quot;)" office:value-type="string" office:string-value="{&quot;fret&quot;:17,&quot;pitch&quot;:&quot;D4&quot;,&quot;file&quot;:&quot;A2/17&quot;},">
            <text:p>{"fret":17,"pitch":"D4","file":"A2/17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formula="of:=CONCATENATE([.C74];[.D74])" office:value-type="string" office:string-value="D3">
            <text:p>D3</text:p>
          </table:table-cell>
          <table:table-cell table:formula="of:=CONCATENATE([.A74];&quot;/&quot;;IF(LEN([.B74])=1;&quot;0&quot;;&quot;&quot;);[.B74])" office:value-type="string" office:string-value="D3/00">
            <text:p>D3/00</text:p>
          </table:table-cell>
          <table:table-cell table:formula="of:=CONCATENATE(&quot;{&quot;&quot;fret&quot;&quot;:&quot;;[.B74];&quot;,&quot;&quot;pitch&quot;&quot;:&quot;&quot;&quot;;[.E74];&quot;&quot;&quot;,&quot;&quot;file&quot;&quot;:&quot;&quot;&quot;;[.F74];&quot;&quot;&quot;},&quot;)" office:value-type="string" office:string-value="{&quot;fret&quot;:0,&quot;pitch&quot;:&quot;D3&quot;,&quot;file&quot;:&quot;D3/00&quot;},">
            <text:p>{"fret":0,"pitch":"D3","file":"D3/00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D#</text:p>
          </table:table-cell>
          <table:table-cell office:value-type="float" office:value="3">
            <text:p>3</text:p>
          </table:table-cell>
          <table:table-cell table:formula="of:=CONCATENATE([.C75];[.D75])" office:value-type="string" office:string-value="D#3">
            <text:p>D#3</text:p>
          </table:table-cell>
          <table:table-cell table:formula="of:=CONCATENATE([.A75];&quot;/&quot;;IF(LEN([.B75])=1;&quot;0&quot;;&quot;&quot;);[.B75])" office:value-type="string" office:string-value="D3/01">
            <text:p>D3/01</text:p>
          </table:table-cell>
          <table:table-cell table:formula="of:=CONCATENATE(&quot;{&quot;&quot;fret&quot;&quot;:&quot;;[.B75];&quot;,&quot;&quot;pitch&quot;&quot;:&quot;&quot;&quot;;[.E75];&quot;&quot;&quot;,&quot;&quot;file&quot;&quot;:&quot;&quot;&quot;;[.F75];&quot;&quot;&quot;},&quot;)" office:value-type="string" office:string-value="{&quot;fret&quot;:1,&quot;pitch&quot;:&quot;D#3&quot;,&quot;file&quot;:&quot;D3/01&quot;},">
            <text:p>{"fret":1,"pitch":"D#3","file":"D3/01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formula="of:=CONCATENATE([.C76];[.D76])" office:value-type="string" office:string-value="E3">
            <text:p>E3</text:p>
          </table:table-cell>
          <table:table-cell table:formula="of:=CONCATENATE([.A76];&quot;/&quot;;IF(LEN([.B76])=1;&quot;0&quot;;&quot;&quot;);[.B76])" office:value-type="string" office:string-value="D3/02">
            <text:p>D3/02</text:p>
          </table:table-cell>
          <table:table-cell table:formula="of:=CONCATENATE(&quot;{&quot;&quot;fret&quot;&quot;:&quot;;[.B76];&quot;,&quot;&quot;pitch&quot;&quot;:&quot;&quot;&quot;;[.E76];&quot;&quot;&quot;,&quot;&quot;file&quot;&quot;:&quot;&quot;&quot;;[.F76];&quot;&quot;&quot;},&quot;)" office:value-type="string" office:string-value="{&quot;fret&quot;:2,&quot;pitch&quot;:&quot;E3&quot;,&quot;file&quot;:&quot;D3/02&quot;},">
            <text:p>{"fret":2,"pitch":"E3","file":"D3/02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formula="of:=CONCATENATE([.C77];[.D77])" office:value-type="string" office:string-value="F3">
            <text:p>F3</text:p>
          </table:table-cell>
          <table:table-cell table:formula="of:=CONCATENATE([.A77];&quot;/&quot;;IF(LEN([.B77])=1;&quot;0&quot;;&quot;&quot;);[.B77])" office:value-type="string" office:string-value="D3/03">
            <text:p>D3/03</text:p>
          </table:table-cell>
          <table:table-cell table:formula="of:=CONCATENATE(&quot;{&quot;&quot;fret&quot;&quot;:&quot;;[.B77];&quot;,&quot;&quot;pitch&quot;&quot;:&quot;&quot;&quot;;[.E77];&quot;&quot;&quot;,&quot;&quot;file&quot;&quot;:&quot;&quot;&quot;;[.F77];&quot;&quot;&quot;},&quot;)" office:value-type="string" office:string-value="{&quot;fret&quot;:3,&quot;pitch&quot;:&quot;F3&quot;,&quot;file&quot;:&quot;D3/03&quot;},">
            <text:p>{"fret":3,"pitch":"F3","file":"D3/03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4">
            <text:p>4</text:p>
          </table:table-cell>
          <table:table-cell office:value-type="string">
            <text:p>F#</text:p>
          </table:table-cell>
          <table:table-cell office:value-type="float" office:value="3">
            <text:p>3</text:p>
          </table:table-cell>
          <table:table-cell table:formula="of:=CONCATENATE([.C78];[.D78])" office:value-type="string" office:string-value="F#3">
            <text:p>F#3</text:p>
          </table:table-cell>
          <table:table-cell table:formula="of:=CONCATENATE([.A78];&quot;/&quot;;IF(LEN([.B78])=1;&quot;0&quot;;&quot;&quot;);[.B78])" office:value-type="string" office:string-value="D3/04">
            <text:p>D3/04</text:p>
          </table:table-cell>
          <table:table-cell table:formula="of:=CONCATENATE(&quot;{&quot;&quot;fret&quot;&quot;:&quot;;[.B78];&quot;,&quot;&quot;pitch&quot;&quot;:&quot;&quot;&quot;;[.E78];&quot;&quot;&quot;,&quot;&quot;file&quot;&quot;:&quot;&quot;&quot;;[.F78];&quot;&quot;&quot;},&quot;)" office:value-type="string" office:string-value="{&quot;fret&quot;:4,&quot;pitch&quot;:&quot;F#3&quot;,&quot;file&quot;:&quot;D3/04&quot;},">
            <text:p>{"fret":4,"pitch":"F#3","file":"D3/04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formula="of:=CONCATENATE([.C79];[.D79])" office:value-type="string" office:string-value="G3">
            <text:p>G3</text:p>
          </table:table-cell>
          <table:table-cell table:formula="of:=CONCATENATE([.A79];&quot;/&quot;;IF(LEN([.B79])=1;&quot;0&quot;;&quot;&quot;);[.B79])" office:value-type="string" office:string-value="D3/05">
            <text:p>D3/05</text:p>
          </table:table-cell>
          <table:table-cell table:formula="of:=CONCATENATE(&quot;{&quot;&quot;fret&quot;&quot;:&quot;;[.B79];&quot;,&quot;&quot;pitch&quot;&quot;:&quot;&quot;&quot;;[.E79];&quot;&quot;&quot;,&quot;&quot;file&quot;&quot;:&quot;&quot;&quot;;[.F79];&quot;&quot;&quot;},&quot;)" office:value-type="string" office:string-value="{&quot;fret&quot;:5,&quot;pitch&quot;:&quot;G3&quot;,&quot;file&quot;:&quot;D3/05&quot;},">
            <text:p>{"fret":5,"pitch":"G3","file":"D3/05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6">
            <text:p>6</text:p>
          </table:table-cell>
          <table:table-cell office:value-type="string">
            <text:p>G#</text:p>
          </table:table-cell>
          <table:table-cell office:value-type="float" office:value="3">
            <text:p>3</text:p>
          </table:table-cell>
          <table:table-cell table:formula="of:=CONCATENATE([.C80];[.D80])" office:value-type="string" office:string-value="G#3">
            <text:p>G#3</text:p>
          </table:table-cell>
          <table:table-cell table:formula="of:=CONCATENATE([.A80];&quot;/&quot;;IF(LEN([.B80])=1;&quot;0&quot;;&quot;&quot;);[.B80])" office:value-type="string" office:string-value="D3/06">
            <text:p>D3/06</text:p>
          </table:table-cell>
          <table:table-cell table:formula="of:=CONCATENATE(&quot;{&quot;&quot;fret&quot;&quot;:&quot;;[.B80];&quot;,&quot;&quot;pitch&quot;&quot;:&quot;&quot;&quot;;[.E80];&quot;&quot;&quot;,&quot;&quot;file&quot;&quot;:&quot;&quot;&quot;;[.F80];&quot;&quot;&quot;},&quot;)" office:value-type="string" office:string-value="{&quot;fret&quot;:6,&quot;pitch&quot;:&quot;G#3&quot;,&quot;file&quot;:&quot;D3/06&quot;},">
            <text:p>{"fret":6,"pitch":"G#3","file":"D3/06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formula="of:=CONCATENATE([.C81];[.D81])" office:value-type="string" office:string-value="A3">
            <text:p>A3</text:p>
          </table:table-cell>
          <table:table-cell table:formula="of:=CONCATENATE([.A81];&quot;/&quot;;IF(LEN([.B81])=1;&quot;0&quot;;&quot;&quot;);[.B81])" office:value-type="string" office:string-value="D3/07">
            <text:p>D3/07</text:p>
          </table:table-cell>
          <table:table-cell table:formula="of:=CONCATENATE(&quot;{&quot;&quot;fret&quot;&quot;:&quot;;[.B81];&quot;,&quot;&quot;pitch&quot;&quot;:&quot;&quot;&quot;;[.E81];&quot;&quot;&quot;,&quot;&quot;file&quot;&quot;:&quot;&quot;&quot;;[.F81];&quot;&quot;&quot;},&quot;)" office:value-type="string" office:string-value="{&quot;fret&quot;:7,&quot;pitch&quot;:&quot;A3&quot;,&quot;file&quot;:&quot;D3/07&quot;},">
            <text:p>{"fret":7,"pitch":"A3","file":"D3/07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8">
            <text:p>8</text:p>
          </table:table-cell>
          <table:table-cell office:value-type="string">
            <text:p>A#</text:p>
          </table:table-cell>
          <table:table-cell office:value-type="float" office:value="3">
            <text:p>3</text:p>
          </table:table-cell>
          <table:table-cell table:formula="of:=CONCATENATE([.C82];[.D82])" office:value-type="string" office:string-value="A#3">
            <text:p>A#3</text:p>
          </table:table-cell>
          <table:table-cell table:formula="of:=CONCATENATE([.A82];&quot;/&quot;;IF(LEN([.B82])=1;&quot;0&quot;;&quot;&quot;);[.B82])" office:value-type="string" office:string-value="D3/08">
            <text:p>D3/08</text:p>
          </table:table-cell>
          <table:table-cell table:formula="of:=CONCATENATE(&quot;{&quot;&quot;fret&quot;&quot;:&quot;;[.B82];&quot;,&quot;&quot;pitch&quot;&quot;:&quot;&quot;&quot;;[.E82];&quot;&quot;&quot;,&quot;&quot;file&quot;&quot;:&quot;&quot;&quot;;[.F82];&quot;&quot;&quot;},&quot;)" office:value-type="string" office:string-value="{&quot;fret&quot;:8,&quot;pitch&quot;:&quot;A#3&quot;,&quot;file&quot;:&quot;D3/08&quot;},">
            <text:p>{"fret":8,"pitch":"A#3","file":"D3/08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formula="of:=CONCATENATE([.C83];[.D83])" office:value-type="string" office:string-value="B3">
            <text:p>B3</text:p>
          </table:table-cell>
          <table:table-cell table:formula="of:=CONCATENATE([.A83];&quot;/&quot;;IF(LEN([.B83])=1;&quot;0&quot;;&quot;&quot;);[.B83])" office:value-type="string" office:string-value="D3/09">
            <text:p>D3/09</text:p>
          </table:table-cell>
          <table:table-cell table:formula="of:=CONCATENATE(&quot;{&quot;&quot;fret&quot;&quot;:&quot;;[.B83];&quot;,&quot;&quot;pitch&quot;&quot;:&quot;&quot;&quot;;[.E83];&quot;&quot;&quot;,&quot;&quot;file&quot;&quot;:&quot;&quot;&quot;;[.F83];&quot;&quot;&quot;},&quot;)" office:value-type="string" office:string-value="{&quot;fret&quot;:9,&quot;pitch&quot;:&quot;B3&quot;,&quot;file&quot;:&quot;D3/09&quot;},">
            <text:p>{"fret":9,"pitch":"B3","file":"D3/09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CONCATENATE([.C84];[.D84])" office:value-type="string" office:string-value="C4">
            <text:p>C4</text:p>
          </table:table-cell>
          <table:table-cell table:formula="of:=CONCATENATE([.A84];&quot;/&quot;;IF(LEN([.B84])=1;&quot;0&quot;;&quot;&quot;);[.B84])" office:value-type="string" office:string-value="D3/10">
            <text:p>D3/10</text:p>
          </table:table-cell>
          <table:table-cell table:formula="of:=CONCATENATE(&quot;{&quot;&quot;fret&quot;&quot;:&quot;;[.B84];&quot;,&quot;&quot;pitch&quot;&quot;:&quot;&quot;&quot;;[.E84];&quot;&quot;&quot;,&quot;&quot;file&quot;&quot;:&quot;&quot;&quot;;[.F84];&quot;&quot;&quot;},&quot;)" office:value-type="string" office:string-value="{&quot;fret&quot;:10,&quot;pitch&quot;:&quot;C4&quot;,&quot;file&quot;:&quot;D3/10&quot;},">
            <text:p>{"fret":10,"pitch":"C4","file":"D3/10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11">
            <text:p>11</text:p>
          </table:table-cell>
          <table:table-cell office:value-type="string">
            <text:p>C#</text:p>
          </table:table-cell>
          <table:table-cell office:value-type="float" office:value="4">
            <text:p>4</text:p>
          </table:table-cell>
          <table:table-cell table:formula="of:=CONCATENATE([.C85];[.D85])" office:value-type="string" office:string-value="C#4">
            <text:p>C#4</text:p>
          </table:table-cell>
          <table:table-cell table:formula="of:=CONCATENATE([.A85];&quot;/&quot;;IF(LEN([.B85])=1;&quot;0&quot;;&quot;&quot;);[.B85])" office:value-type="string" office:string-value="D3/11">
            <text:p>D3/11</text:p>
          </table:table-cell>
          <table:table-cell table:formula="of:=CONCATENATE(&quot;{&quot;&quot;fret&quot;&quot;:&quot;;[.B85];&quot;,&quot;&quot;pitch&quot;&quot;:&quot;&quot;&quot;;[.E85];&quot;&quot;&quot;,&quot;&quot;file&quot;&quot;:&quot;&quot;&quot;;[.F85];&quot;&quot;&quot;},&quot;)" office:value-type="string" office:string-value="{&quot;fret&quot;:11,&quot;pitch&quot;:&quot;C#4&quot;,&quot;file&quot;:&quot;D3/11&quot;},">
            <text:p>{"fret":11,"pitch":"C#4","file":"D3/11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formula="of:=CONCATENATE([.C86];[.D86])" office:value-type="string" office:string-value="D4">
            <text:p>D4</text:p>
          </table:table-cell>
          <table:table-cell table:formula="of:=CONCATENATE([.A86];&quot;/&quot;;IF(LEN([.B86])=1;&quot;0&quot;;&quot;&quot;);[.B86])" office:value-type="string" office:string-value="D3/12">
            <text:p>D3/12</text:p>
          </table:table-cell>
          <table:table-cell table:formula="of:=CONCATENATE(&quot;{&quot;&quot;fret&quot;&quot;:&quot;;[.B86];&quot;,&quot;&quot;pitch&quot;&quot;:&quot;&quot;&quot;;[.E86];&quot;&quot;&quot;,&quot;&quot;file&quot;&quot;:&quot;&quot;&quot;;[.F86];&quot;&quot;&quot;},&quot;)" office:value-type="string" office:string-value="{&quot;fret&quot;:12,&quot;pitch&quot;:&quot;D4&quot;,&quot;file&quot;:&quot;D3/12&quot;},">
            <text:p>{"fret":12,"pitch":"D4","file":"D3/12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13">
            <text:p>13</text:p>
          </table:table-cell>
          <table:table-cell office:value-type="string">
            <text:p>D#</text:p>
          </table:table-cell>
          <table:table-cell office:value-type="float" office:value="4">
            <text:p>4</text:p>
          </table:table-cell>
          <table:table-cell table:formula="of:=CONCATENATE([.C87];[.D87])" office:value-type="string" office:string-value="D#4">
            <text:p>D#4</text:p>
          </table:table-cell>
          <table:table-cell table:formula="of:=CONCATENATE([.A87];&quot;/&quot;;IF(LEN([.B87])=1;&quot;0&quot;;&quot;&quot;);[.B87])" office:value-type="string" office:string-value="D3/13">
            <text:p>D3/13</text:p>
          </table:table-cell>
          <table:table-cell table:formula="of:=CONCATENATE(&quot;{&quot;&quot;fret&quot;&quot;:&quot;;[.B87];&quot;,&quot;&quot;pitch&quot;&quot;:&quot;&quot;&quot;;[.E87];&quot;&quot;&quot;,&quot;&quot;file&quot;&quot;:&quot;&quot;&quot;;[.F87];&quot;&quot;&quot;},&quot;)" office:value-type="string" office:string-value="{&quot;fret&quot;:13,&quot;pitch&quot;:&quot;D#4&quot;,&quot;file&quot;:&quot;D3/13&quot;},">
            <text:p>{"fret":13,"pitch":"D#4","file":"D3/13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formula="of:=CONCATENATE([.C88];[.D88])" office:value-type="string" office:string-value="E4">
            <text:p>E4</text:p>
          </table:table-cell>
          <table:table-cell table:formula="of:=CONCATENATE([.A88];&quot;/&quot;;IF(LEN([.B88])=1;&quot;0&quot;;&quot;&quot;);[.B88])" office:value-type="string" office:string-value="D3/14">
            <text:p>D3/14</text:p>
          </table:table-cell>
          <table:table-cell table:formula="of:=CONCATENATE(&quot;{&quot;&quot;fret&quot;&quot;:&quot;;[.B88];&quot;,&quot;&quot;pitch&quot;&quot;:&quot;&quot;&quot;;[.E88];&quot;&quot;&quot;,&quot;&quot;file&quot;&quot;:&quot;&quot;&quot;;[.F88];&quot;&quot;&quot;},&quot;)" office:value-type="string" office:string-value="{&quot;fret&quot;:14,&quot;pitch&quot;:&quot;E4&quot;,&quot;file&quot;:&quot;D3/14&quot;},">
            <text:p>{"fret":14,"pitch":"E4","file":"D3/14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formula="of:=CONCATENATE([.C89];[.D89])" office:value-type="string" office:string-value="F4">
            <text:p>F4</text:p>
          </table:table-cell>
          <table:table-cell table:formula="of:=CONCATENATE([.A89];&quot;/&quot;;IF(LEN([.B89])=1;&quot;0&quot;;&quot;&quot;);[.B89])" office:value-type="string" office:string-value="D3/15">
            <text:p>D3/15</text:p>
          </table:table-cell>
          <table:table-cell table:formula="of:=CONCATENATE(&quot;{&quot;&quot;fret&quot;&quot;:&quot;;[.B89];&quot;,&quot;&quot;pitch&quot;&quot;:&quot;&quot;&quot;;[.E89];&quot;&quot;&quot;,&quot;&quot;file&quot;&quot;:&quot;&quot;&quot;;[.F89];&quot;&quot;&quot;},&quot;)" office:value-type="string" office:string-value="{&quot;fret&quot;:15,&quot;pitch&quot;:&quot;F4&quot;,&quot;file&quot;:&quot;D3/15&quot;},">
            <text:p>{"fret":15,"pitch":"F4","file":"D3/15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16">
            <text:p>16</text:p>
          </table:table-cell>
          <table:table-cell office:value-type="string">
            <text:p>F#</text:p>
          </table:table-cell>
          <table:table-cell office:value-type="float" office:value="4">
            <text:p>4</text:p>
          </table:table-cell>
          <table:table-cell table:formula="of:=CONCATENATE([.C90];[.D90])" office:value-type="string" office:string-value="F#4">
            <text:p>F#4</text:p>
          </table:table-cell>
          <table:table-cell table:formula="of:=CONCATENATE([.A90];&quot;/&quot;;IF(LEN([.B90])=1;&quot;0&quot;;&quot;&quot;);[.B90])" office:value-type="string" office:string-value="D3/16">
            <text:p>D3/16</text:p>
          </table:table-cell>
          <table:table-cell table:formula="of:=CONCATENATE(&quot;{&quot;&quot;fret&quot;&quot;:&quot;;[.B90];&quot;,&quot;&quot;pitch&quot;&quot;:&quot;&quot;&quot;;[.E90];&quot;&quot;&quot;,&quot;&quot;file&quot;&quot;:&quot;&quot;&quot;;[.F90];&quot;&quot;&quot;},&quot;)" office:value-type="string" office:string-value="{&quot;fret&quot;:16,&quot;pitch&quot;:&quot;F#4&quot;,&quot;file&quot;:&quot;D3/16&quot;},">
            <text:p>{"fret":16,"pitch":"F#4","file":"D3/16"},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float" office:value="17">
            <text:p>17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formula="of:=CONCATENATE([.C91];[.D91])" office:value-type="string" office:string-value="G4">
            <text:p>G4</text:p>
          </table:table-cell>
          <table:table-cell table:formula="of:=CONCATENATE([.A91];&quot;/&quot;;IF(LEN([.B91])=1;&quot;0&quot;;&quot;&quot;);[.B91])" office:value-type="string" office:string-value="D3/17">
            <text:p>D3/17</text:p>
          </table:table-cell>
          <table:table-cell table:formula="of:=CONCATENATE(&quot;{&quot;&quot;fret&quot;&quot;:&quot;;[.B91];&quot;,&quot;&quot;pitch&quot;&quot;:&quot;&quot;&quot;;[.E91];&quot;&quot;&quot;,&quot;&quot;file&quot;&quot;:&quot;&quot;&quot;;[.F91];&quot;&quot;&quot;},&quot;)" office:value-type="string" office:string-value="{&quot;fret&quot;:17,&quot;pitch&quot;:&quot;G4&quot;,&quot;file&quot;:&quot;D3/17&quot;},">
            <text:p>{"fret":17,"pitch":"G4","file":"D3/17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formula="of:=CONCATENATE([.C92];[.D92])" office:value-type="string" office:string-value="G3">
            <text:p>G3</text:p>
          </table:table-cell>
          <table:table-cell table:formula="of:=CONCATENATE([.A92];&quot;/&quot;;IF(LEN([.B92])=1;&quot;0&quot;;&quot;&quot;);[.B92])" office:value-type="string" office:string-value="G3/00">
            <text:p>G3/00</text:p>
          </table:table-cell>
          <table:table-cell table:formula="of:=CONCATENATE(&quot;{&quot;&quot;fret&quot;&quot;:&quot;;[.B92];&quot;,&quot;&quot;pitch&quot;&quot;:&quot;&quot;&quot;;[.E92];&quot;&quot;&quot;,&quot;&quot;file&quot;&quot;:&quot;&quot;&quot;;[.F92];&quot;&quot;&quot;},&quot;)" office:value-type="string" office:string-value="{&quot;fret&quot;:0,&quot;pitch&quot;:&quot;G3&quot;,&quot;file&quot;:&quot;G3/00&quot;},">
            <text:p>{"fret":0,"pitch":"G3","file":"G3/00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1">
            <text:p>1</text:p>
          </table:table-cell>
          <table:table-cell office:value-type="string">
            <text:p>G#</text:p>
          </table:table-cell>
          <table:table-cell office:value-type="float" office:value="3">
            <text:p>3</text:p>
          </table:table-cell>
          <table:table-cell table:formula="of:=CONCATENATE([.C93];[.D93])" office:value-type="string" office:string-value="G#3">
            <text:p>G#3</text:p>
          </table:table-cell>
          <table:table-cell table:formula="of:=CONCATENATE([.A93];&quot;/&quot;;IF(LEN([.B93])=1;&quot;0&quot;;&quot;&quot;);[.B93])" office:value-type="string" office:string-value="G3/01">
            <text:p>G3/01</text:p>
          </table:table-cell>
          <table:table-cell table:formula="of:=CONCATENATE(&quot;{&quot;&quot;fret&quot;&quot;:&quot;;[.B93];&quot;,&quot;&quot;pitch&quot;&quot;:&quot;&quot;&quot;;[.E93];&quot;&quot;&quot;,&quot;&quot;file&quot;&quot;:&quot;&quot;&quot;;[.F93];&quot;&quot;&quot;},&quot;)" office:value-type="string" office:string-value="{&quot;fret&quot;:1,&quot;pitch&quot;:&quot;G#3&quot;,&quot;file&quot;:&quot;G3/01&quot;},">
            <text:p>{"fret":1,"pitch":"G#3","file":"G3/01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formula="of:=CONCATENATE([.C94];[.D94])" office:value-type="string" office:string-value="A3">
            <text:p>A3</text:p>
          </table:table-cell>
          <table:table-cell table:formula="of:=CONCATENATE([.A94];&quot;/&quot;;IF(LEN([.B94])=1;&quot;0&quot;;&quot;&quot;);[.B94])" office:value-type="string" office:string-value="G3/02">
            <text:p>G3/02</text:p>
          </table:table-cell>
          <table:table-cell table:formula="of:=CONCATENATE(&quot;{&quot;&quot;fret&quot;&quot;:&quot;;[.B94];&quot;,&quot;&quot;pitch&quot;&quot;:&quot;&quot;&quot;;[.E94];&quot;&quot;&quot;,&quot;&quot;file&quot;&quot;:&quot;&quot;&quot;;[.F94];&quot;&quot;&quot;},&quot;)" office:value-type="string" office:string-value="{&quot;fret&quot;:2,&quot;pitch&quot;:&quot;A3&quot;,&quot;file&quot;:&quot;G3/02&quot;},">
            <text:p>{"fret":2,"pitch":"A3","file":"G3/02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3">
            <text:p>3</text:p>
          </table:table-cell>
          <table:table-cell office:value-type="string">
            <text:p>A#</text:p>
          </table:table-cell>
          <table:table-cell office:value-type="float" office:value="3">
            <text:p>3</text:p>
          </table:table-cell>
          <table:table-cell table:formula="of:=CONCATENATE([.C95];[.D95])" office:value-type="string" office:string-value="A#3">
            <text:p>A#3</text:p>
          </table:table-cell>
          <table:table-cell table:formula="of:=CONCATENATE([.A95];&quot;/&quot;;IF(LEN([.B95])=1;&quot;0&quot;;&quot;&quot;);[.B95])" office:value-type="string" office:string-value="G3/03">
            <text:p>G3/03</text:p>
          </table:table-cell>
          <table:table-cell table:formula="of:=CONCATENATE(&quot;{&quot;&quot;fret&quot;&quot;:&quot;;[.B95];&quot;,&quot;&quot;pitch&quot;&quot;:&quot;&quot;&quot;;[.E95];&quot;&quot;&quot;,&quot;&quot;file&quot;&quot;:&quot;&quot;&quot;;[.F95];&quot;&quot;&quot;},&quot;)" office:value-type="string" office:string-value="{&quot;fret&quot;:3,&quot;pitch&quot;:&quot;A#3&quot;,&quot;file&quot;:&quot;G3/03&quot;},">
            <text:p>{"fret":3,"pitch":"A#3","file":"G3/03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formula="of:=CONCATENATE([.C96];[.D96])" office:value-type="string" office:string-value="B3">
            <text:p>B3</text:p>
          </table:table-cell>
          <table:table-cell table:formula="of:=CONCATENATE([.A96];&quot;/&quot;;IF(LEN([.B96])=1;&quot;0&quot;;&quot;&quot;);[.B96])" office:value-type="string" office:string-value="G3/04">
            <text:p>G3/04</text:p>
          </table:table-cell>
          <table:table-cell table:formula="of:=CONCATENATE(&quot;{&quot;&quot;fret&quot;&quot;:&quot;;[.B96];&quot;,&quot;&quot;pitch&quot;&quot;:&quot;&quot;&quot;;[.E96];&quot;&quot;&quot;,&quot;&quot;file&quot;&quot;:&quot;&quot;&quot;;[.F96];&quot;&quot;&quot;},&quot;)" office:value-type="string" office:string-value="{&quot;fret&quot;:4,&quot;pitch&quot;:&quot;B3&quot;,&quot;file&quot;:&quot;G3/04&quot;},">
            <text:p>{"fret":4,"pitch":"B3","file":"G3/04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CONCATENATE([.C97];[.D97])" office:value-type="string" office:string-value="C4">
            <text:p>C4</text:p>
          </table:table-cell>
          <table:table-cell table:formula="of:=CONCATENATE([.A97];&quot;/&quot;;IF(LEN([.B97])=1;&quot;0&quot;;&quot;&quot;);[.B97])" office:value-type="string" office:string-value="G3/05">
            <text:p>G3/05</text:p>
          </table:table-cell>
          <table:table-cell table:formula="of:=CONCATENATE(&quot;{&quot;&quot;fret&quot;&quot;:&quot;;[.B97];&quot;,&quot;&quot;pitch&quot;&quot;:&quot;&quot;&quot;;[.E97];&quot;&quot;&quot;,&quot;&quot;file&quot;&quot;:&quot;&quot;&quot;;[.F97];&quot;&quot;&quot;},&quot;)" office:value-type="string" office:string-value="{&quot;fret&quot;:5,&quot;pitch&quot;:&quot;C4&quot;,&quot;file&quot;:&quot;G3/05&quot;},">
            <text:p>{"fret":5,"pitch":"C4","file":"G3/05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6">
            <text:p>6</text:p>
          </table:table-cell>
          <table:table-cell office:value-type="string">
            <text:p>C#</text:p>
          </table:table-cell>
          <table:table-cell office:value-type="float" office:value="4">
            <text:p>4</text:p>
          </table:table-cell>
          <table:table-cell table:formula="of:=CONCATENATE([.C98];[.D98])" office:value-type="string" office:string-value="C#4">
            <text:p>C#4</text:p>
          </table:table-cell>
          <table:table-cell table:formula="of:=CONCATENATE([.A98];&quot;/&quot;;IF(LEN([.B98])=1;&quot;0&quot;;&quot;&quot;);[.B98])" office:value-type="string" office:string-value="G3/06">
            <text:p>G3/06</text:p>
          </table:table-cell>
          <table:table-cell table:formula="of:=CONCATENATE(&quot;{&quot;&quot;fret&quot;&quot;:&quot;;[.B98];&quot;,&quot;&quot;pitch&quot;&quot;:&quot;&quot;&quot;;[.E98];&quot;&quot;&quot;,&quot;&quot;file&quot;&quot;:&quot;&quot;&quot;;[.F98];&quot;&quot;&quot;},&quot;)" office:value-type="string" office:string-value="{&quot;fret&quot;:6,&quot;pitch&quot;:&quot;C#4&quot;,&quot;file&quot;:&quot;G3/06&quot;},">
            <text:p>{"fret":6,"pitch":"C#4","file":"G3/06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formula="of:=CONCATENATE([.C99];[.D99])" office:value-type="string" office:string-value="D4">
            <text:p>D4</text:p>
          </table:table-cell>
          <table:table-cell table:formula="of:=CONCATENATE([.A99];&quot;/&quot;;IF(LEN([.B99])=1;&quot;0&quot;;&quot;&quot;);[.B99])" office:value-type="string" office:string-value="G3/07">
            <text:p>G3/07</text:p>
          </table:table-cell>
          <table:table-cell table:formula="of:=CONCATENATE(&quot;{&quot;&quot;fret&quot;&quot;:&quot;;[.B99];&quot;,&quot;&quot;pitch&quot;&quot;:&quot;&quot;&quot;;[.E99];&quot;&quot;&quot;,&quot;&quot;file&quot;&quot;:&quot;&quot;&quot;;[.F99];&quot;&quot;&quot;},&quot;)" office:value-type="string" office:string-value="{&quot;fret&quot;:7,&quot;pitch&quot;:&quot;D4&quot;,&quot;file&quot;:&quot;G3/07&quot;},">
            <text:p>{"fret":7,"pitch":"D4","file":"G3/07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8">
            <text:p>8</text:p>
          </table:table-cell>
          <table:table-cell office:value-type="string">
            <text:p>D#</text:p>
          </table:table-cell>
          <table:table-cell office:value-type="float" office:value="4">
            <text:p>4</text:p>
          </table:table-cell>
          <table:table-cell table:formula="of:=CONCATENATE([.C100];[.D100])" office:value-type="string" office:string-value="D#4">
            <text:p>D#4</text:p>
          </table:table-cell>
          <table:table-cell table:formula="of:=CONCATENATE([.A100];&quot;/&quot;;IF(LEN([.B100])=1;&quot;0&quot;;&quot;&quot;);[.B100])" office:value-type="string" office:string-value="G3/08">
            <text:p>G3/08</text:p>
          </table:table-cell>
          <table:table-cell table:formula="of:=CONCATENATE(&quot;{&quot;&quot;fret&quot;&quot;:&quot;;[.B100];&quot;,&quot;&quot;pitch&quot;&quot;:&quot;&quot;&quot;;[.E100];&quot;&quot;&quot;,&quot;&quot;file&quot;&quot;:&quot;&quot;&quot;;[.F100];&quot;&quot;&quot;},&quot;)" office:value-type="string" office:string-value="{&quot;fret&quot;:8,&quot;pitch&quot;:&quot;D#4&quot;,&quot;file&quot;:&quot;G3/08&quot;},">
            <text:p>{"fret":8,"pitch":"D#4","file":"G3/08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9">
            <text:p>9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formula="of:=CONCATENATE([.C101];[.D101])" office:value-type="string" office:string-value="E4">
            <text:p>E4</text:p>
          </table:table-cell>
          <table:table-cell table:formula="of:=CONCATENATE([.A101];&quot;/&quot;;IF(LEN([.B101])=1;&quot;0&quot;;&quot;&quot;);[.B101])" office:value-type="string" office:string-value="G3/09">
            <text:p>G3/09</text:p>
          </table:table-cell>
          <table:table-cell table:formula="of:=CONCATENATE(&quot;{&quot;&quot;fret&quot;&quot;:&quot;;[.B101];&quot;,&quot;&quot;pitch&quot;&quot;:&quot;&quot;&quot;;[.E101];&quot;&quot;&quot;,&quot;&quot;file&quot;&quot;:&quot;&quot;&quot;;[.F101];&quot;&quot;&quot;},&quot;)" office:value-type="string" office:string-value="{&quot;fret&quot;:9,&quot;pitch&quot;:&quot;E4&quot;,&quot;file&quot;:&quot;G3/09&quot;},">
            <text:p>{"fret":9,"pitch":"E4","file":"G3/09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formula="of:=CONCATENATE([.C102];[.D102])" office:value-type="string" office:string-value="F4">
            <text:p>F4</text:p>
          </table:table-cell>
          <table:table-cell table:formula="of:=CONCATENATE([.A102];&quot;/&quot;;IF(LEN([.B102])=1;&quot;0&quot;;&quot;&quot;);[.B102])" office:value-type="string" office:string-value="G3/10">
            <text:p>G3/10</text:p>
          </table:table-cell>
          <table:table-cell table:formula="of:=CONCATENATE(&quot;{&quot;&quot;fret&quot;&quot;:&quot;;[.B102];&quot;,&quot;&quot;pitch&quot;&quot;:&quot;&quot;&quot;;[.E102];&quot;&quot;&quot;,&quot;&quot;file&quot;&quot;:&quot;&quot;&quot;;[.F102];&quot;&quot;&quot;},&quot;)" office:value-type="string" office:string-value="{&quot;fret&quot;:10,&quot;pitch&quot;:&quot;F4&quot;,&quot;file&quot;:&quot;G3/10&quot;},">
            <text:p>{"fret":10,"pitch":"F4","file":"G3/10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11">
            <text:p>11</text:p>
          </table:table-cell>
          <table:table-cell office:value-type="string">
            <text:p>F#</text:p>
          </table:table-cell>
          <table:table-cell office:value-type="float" office:value="4">
            <text:p>4</text:p>
          </table:table-cell>
          <table:table-cell table:formula="of:=CONCATENATE([.C103];[.D103])" office:value-type="string" office:string-value="F#4">
            <text:p>F#4</text:p>
          </table:table-cell>
          <table:table-cell table:formula="of:=CONCATENATE([.A103];&quot;/&quot;;IF(LEN([.B103])=1;&quot;0&quot;;&quot;&quot;);[.B103])" office:value-type="string" office:string-value="G3/11">
            <text:p>G3/11</text:p>
          </table:table-cell>
          <table:table-cell table:formula="of:=CONCATENATE(&quot;{&quot;&quot;fret&quot;&quot;:&quot;;[.B103];&quot;,&quot;&quot;pitch&quot;&quot;:&quot;&quot;&quot;;[.E103];&quot;&quot;&quot;,&quot;&quot;file&quot;&quot;:&quot;&quot;&quot;;[.F103];&quot;&quot;&quot;},&quot;)" office:value-type="string" office:string-value="{&quot;fret&quot;:11,&quot;pitch&quot;:&quot;F#4&quot;,&quot;file&quot;:&quot;G3/11&quot;},">
            <text:p>{"fret":11,"pitch":"F#4","file":"G3/11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12">
            <text:p>12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formula="of:=CONCATENATE([.C104];[.D104])" office:value-type="string" office:string-value="G4">
            <text:p>G4</text:p>
          </table:table-cell>
          <table:table-cell table:formula="of:=CONCATENATE([.A104];&quot;/&quot;;IF(LEN([.B104])=1;&quot;0&quot;;&quot;&quot;);[.B104])" office:value-type="string" office:string-value="G3/12">
            <text:p>G3/12</text:p>
          </table:table-cell>
          <table:table-cell table:formula="of:=CONCATENATE(&quot;{&quot;&quot;fret&quot;&quot;:&quot;;[.B104];&quot;,&quot;&quot;pitch&quot;&quot;:&quot;&quot;&quot;;[.E104];&quot;&quot;&quot;,&quot;&quot;file&quot;&quot;:&quot;&quot;&quot;;[.F104];&quot;&quot;&quot;},&quot;)" office:value-type="string" office:string-value="{&quot;fret&quot;:12,&quot;pitch&quot;:&quot;G4&quot;,&quot;file&quot;:&quot;G3/12&quot;},">
            <text:p>{"fret":12,"pitch":"G4","file":"G3/12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13">
            <text:p>13</text:p>
          </table:table-cell>
          <table:table-cell office:value-type="string">
            <text:p>G#</text:p>
          </table:table-cell>
          <table:table-cell office:value-type="float" office:value="4">
            <text:p>4</text:p>
          </table:table-cell>
          <table:table-cell table:formula="of:=CONCATENATE([.C105];[.D105])" office:value-type="string" office:string-value="G#4">
            <text:p>G#4</text:p>
          </table:table-cell>
          <table:table-cell table:formula="of:=CONCATENATE([.A105];&quot;/&quot;;IF(LEN([.B105])=1;&quot;0&quot;;&quot;&quot;);[.B105])" office:value-type="string" office:string-value="G3/13">
            <text:p>G3/13</text:p>
          </table:table-cell>
          <table:table-cell table:formula="of:=CONCATENATE(&quot;{&quot;&quot;fret&quot;&quot;:&quot;;[.B105];&quot;,&quot;&quot;pitch&quot;&quot;:&quot;&quot;&quot;;[.E105];&quot;&quot;&quot;,&quot;&quot;file&quot;&quot;:&quot;&quot;&quot;;[.F105];&quot;&quot;&quot;},&quot;)" office:value-type="string" office:string-value="{&quot;fret&quot;:13,&quot;pitch&quot;:&quot;G#4&quot;,&quot;file&quot;:&quot;G3/13&quot;},">
            <text:p>{"fret":13,"pitch":"G#4","file":"G3/13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formula="of:=CONCATENATE([.C106];[.D106])" office:value-type="string" office:string-value="A4">
            <text:p>A4</text:p>
          </table:table-cell>
          <table:table-cell table:formula="of:=CONCATENATE([.A106];&quot;/&quot;;IF(LEN([.B106])=1;&quot;0&quot;;&quot;&quot;);[.B106])" office:value-type="string" office:string-value="G3/14">
            <text:p>G3/14</text:p>
          </table:table-cell>
          <table:table-cell table:formula="of:=CONCATENATE(&quot;{&quot;&quot;fret&quot;&quot;:&quot;;[.B106];&quot;,&quot;&quot;pitch&quot;&quot;:&quot;&quot;&quot;;[.E106];&quot;&quot;&quot;,&quot;&quot;file&quot;&quot;:&quot;&quot;&quot;;[.F106];&quot;&quot;&quot;},&quot;)" office:value-type="string" office:string-value="{&quot;fret&quot;:14,&quot;pitch&quot;:&quot;A4&quot;,&quot;file&quot;:&quot;G3/14&quot;},">
            <text:p>{"fret":14,"pitch":"A4","file":"G3/14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15">
            <text:p>15</text:p>
          </table:table-cell>
          <table:table-cell office:value-type="string">
            <text:p>A#</text:p>
          </table:table-cell>
          <table:table-cell office:value-type="float" office:value="4">
            <text:p>4</text:p>
          </table:table-cell>
          <table:table-cell table:formula="of:=CONCATENATE([.C107];[.D107])" office:value-type="string" office:string-value="A#4">
            <text:p>A#4</text:p>
          </table:table-cell>
          <table:table-cell table:formula="of:=CONCATENATE([.A107];&quot;/&quot;;IF(LEN([.B107])=1;&quot;0&quot;;&quot;&quot;);[.B107])" office:value-type="string" office:string-value="G3/15">
            <text:p>G3/15</text:p>
          </table:table-cell>
          <table:table-cell table:formula="of:=CONCATENATE(&quot;{&quot;&quot;fret&quot;&quot;:&quot;;[.B107];&quot;,&quot;&quot;pitch&quot;&quot;:&quot;&quot;&quot;;[.E107];&quot;&quot;&quot;,&quot;&quot;file&quot;&quot;:&quot;&quot;&quot;;[.F107];&quot;&quot;&quot;},&quot;)" office:value-type="string" office:string-value="{&quot;fret&quot;:15,&quot;pitch&quot;:&quot;A#4&quot;,&quot;file&quot;:&quot;G3/15&quot;},">
            <text:p>{"fret":15,"pitch":"A#4","file":"G3/15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formula="of:=CONCATENATE([.C108];[.D108])" office:value-type="string" office:string-value="B4">
            <text:p>B4</text:p>
          </table:table-cell>
          <table:table-cell table:formula="of:=CONCATENATE([.A108];&quot;/&quot;;IF(LEN([.B108])=1;&quot;0&quot;;&quot;&quot;);[.B108])" office:value-type="string" office:string-value="G3/16">
            <text:p>G3/16</text:p>
          </table:table-cell>
          <table:table-cell table:formula="of:=CONCATENATE(&quot;{&quot;&quot;fret&quot;&quot;:&quot;;[.B108];&quot;,&quot;&quot;pitch&quot;&quot;:&quot;&quot;&quot;;[.E108];&quot;&quot;&quot;,&quot;&quot;file&quot;&quot;:&quot;&quot;&quot;;[.F108];&quot;&quot;&quot;},&quot;)" office:value-type="string" office:string-value="{&quot;fret&quot;:16,&quot;pitch&quot;:&quot;B4&quot;,&quot;file&quot;:&quot;G3/16&quot;},">
            <text:p>{"fret":16,"pitch":"B4","file":"G3/16"},</text:p>
          </table:table-cell>
          <table:table-cell table:number-columns-repeated="1017"/>
        </table:table-row>
        <table:table-row table:style-name="ro1">
          <table:table-cell office:value-type="string">
            <text:p>G3</text:p>
          </table:table-cell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CONCATENATE([.C109];[.D109])" office:value-type="string" office:string-value="C5">
            <text:p>C5</text:p>
          </table:table-cell>
          <table:table-cell table:formula="of:=CONCATENATE([.A109];&quot;/&quot;;IF(LEN([.B109])=1;&quot;0&quot;;&quot;&quot;);[.B109])" office:value-type="string" office:string-value="G3/17">
            <text:p>G3/17</text:p>
          </table:table-cell>
          <table:table-cell table:formula="of:=CONCATENATE(&quot;{&quot;&quot;fret&quot;&quot;:&quot;;[.B109];&quot;,&quot;&quot;pitch&quot;&quot;:&quot;&quot;&quot;;[.E109];&quot;&quot;&quot;,&quot;&quot;file&quot;&quot;:&quot;&quot;&quot;;[.F109];&quot;&quot;&quot;},&quot;)" office:value-type="string" office:string-value="{&quot;fret&quot;:17,&quot;pitch&quot;:&quot;C5&quot;,&quot;file&quot;:&quot;G3/17&quot;},">
            <text:p>{"fret":17,"pitch":"C5","file":"G3/17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formula="of:=CONCATENATE([.C110];[.D110])" office:value-type="string" office:string-value="B3">
            <text:p>B3</text:p>
          </table:table-cell>
          <table:table-cell table:formula="of:=CONCATENATE([.A110];&quot;/&quot;;IF(LEN([.B110])=1;&quot;0&quot;;&quot;&quot;);[.B110])" office:value-type="string" office:string-value="B3/00">
            <text:p>B3/00</text:p>
          </table:table-cell>
          <table:table-cell table:formula="of:=CONCATENATE(&quot;{&quot;&quot;fret&quot;&quot;:&quot;;[.B110];&quot;,&quot;&quot;pitch&quot;&quot;:&quot;&quot;&quot;;[.E110];&quot;&quot;&quot;,&quot;&quot;file&quot;&quot;:&quot;&quot;&quot;;[.F110];&quot;&quot;&quot;},&quot;)" office:value-type="string" office:string-value="{&quot;fret&quot;:0,&quot;pitch&quot;:&quot;B3&quot;,&quot;file&quot;:&quot;B3/00&quot;},">
            <text:p>{"fret":0,"pitch":"B3","file":"B3/00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CONCATENATE([.C111];[.D111])" office:value-type="string" office:string-value="C4">
            <text:p>C4</text:p>
          </table:table-cell>
          <table:table-cell table:formula="of:=CONCATENATE([.A111];&quot;/&quot;;IF(LEN([.B111])=1;&quot;0&quot;;&quot;&quot;);[.B111])" office:value-type="string" office:string-value="B3/01">
            <text:p>B3/01</text:p>
          </table:table-cell>
          <table:table-cell table:formula="of:=CONCATENATE(&quot;{&quot;&quot;fret&quot;&quot;:&quot;;[.B111];&quot;,&quot;&quot;pitch&quot;&quot;:&quot;&quot;&quot;;[.E111];&quot;&quot;&quot;,&quot;&quot;file&quot;&quot;:&quot;&quot;&quot;;[.F111];&quot;&quot;&quot;},&quot;)" office:value-type="string" office:string-value="{&quot;fret&quot;:1,&quot;pitch&quot;:&quot;C4&quot;,&quot;file&quot;:&quot;B3/01&quot;},">
            <text:p>{"fret":1,"pitch":"C4","file":"B3/01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2">
            <text:p>2</text:p>
          </table:table-cell>
          <table:table-cell office:value-type="string">
            <text:p>C#</text:p>
          </table:table-cell>
          <table:table-cell office:value-type="float" office:value="4">
            <text:p>4</text:p>
          </table:table-cell>
          <table:table-cell table:formula="of:=CONCATENATE([.C112];[.D112])" office:value-type="string" office:string-value="C#4">
            <text:p>C#4</text:p>
          </table:table-cell>
          <table:table-cell table:formula="of:=CONCATENATE([.A112];&quot;/&quot;;IF(LEN([.B112])=1;&quot;0&quot;;&quot;&quot;);[.B112])" office:value-type="string" office:string-value="B3/02">
            <text:p>B3/02</text:p>
          </table:table-cell>
          <table:table-cell table:formula="of:=CONCATENATE(&quot;{&quot;&quot;fret&quot;&quot;:&quot;;[.B112];&quot;,&quot;&quot;pitch&quot;&quot;:&quot;&quot;&quot;;[.E112];&quot;&quot;&quot;,&quot;&quot;file&quot;&quot;:&quot;&quot;&quot;;[.F112];&quot;&quot;&quot;},&quot;)" office:value-type="string" office:string-value="{&quot;fret&quot;:2,&quot;pitch&quot;:&quot;C#4&quot;,&quot;file&quot;:&quot;B3/02&quot;},">
            <text:p>{"fret":2,"pitch":"C#4","file":"B3/02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formula="of:=CONCATENATE([.C113];[.D113])" office:value-type="string" office:string-value="D4">
            <text:p>D4</text:p>
          </table:table-cell>
          <table:table-cell table:formula="of:=CONCATENATE([.A113];&quot;/&quot;;IF(LEN([.B113])=1;&quot;0&quot;;&quot;&quot;);[.B113])" office:value-type="string" office:string-value="B3/03">
            <text:p>B3/03</text:p>
          </table:table-cell>
          <table:table-cell table:formula="of:=CONCATENATE(&quot;{&quot;&quot;fret&quot;&quot;:&quot;;[.B113];&quot;,&quot;&quot;pitch&quot;&quot;:&quot;&quot;&quot;;[.E113];&quot;&quot;&quot;,&quot;&quot;file&quot;&quot;:&quot;&quot;&quot;;[.F113];&quot;&quot;&quot;},&quot;)" office:value-type="string" office:string-value="{&quot;fret&quot;:3,&quot;pitch&quot;:&quot;D4&quot;,&quot;file&quot;:&quot;B3/03&quot;},">
            <text:p>{"fret":3,"pitch":"D4","file":"B3/03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4">
            <text:p>4</text:p>
          </table:table-cell>
          <table:table-cell office:value-type="string">
            <text:p>D#</text:p>
          </table:table-cell>
          <table:table-cell office:value-type="float" office:value="4">
            <text:p>4</text:p>
          </table:table-cell>
          <table:table-cell table:formula="of:=CONCATENATE([.C114];[.D114])" office:value-type="string" office:string-value="D#4">
            <text:p>D#4</text:p>
          </table:table-cell>
          <table:table-cell table:formula="of:=CONCATENATE([.A114];&quot;/&quot;;IF(LEN([.B114])=1;&quot;0&quot;;&quot;&quot;);[.B114])" office:value-type="string" office:string-value="B3/04">
            <text:p>B3/04</text:p>
          </table:table-cell>
          <table:table-cell table:formula="of:=CONCATENATE(&quot;{&quot;&quot;fret&quot;&quot;:&quot;;[.B114];&quot;,&quot;&quot;pitch&quot;&quot;:&quot;&quot;&quot;;[.E114];&quot;&quot;&quot;,&quot;&quot;file&quot;&quot;:&quot;&quot;&quot;;[.F114];&quot;&quot;&quot;},&quot;)" office:value-type="string" office:string-value="{&quot;fret&quot;:4,&quot;pitch&quot;:&quot;D#4&quot;,&quot;file&quot;:&quot;B3/04&quot;},">
            <text:p>{"fret":4,"pitch":"D#4","file":"B3/04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formula="of:=CONCATENATE([.C115];[.D115])" office:value-type="string" office:string-value="E4">
            <text:p>E4</text:p>
          </table:table-cell>
          <table:table-cell table:formula="of:=CONCATENATE([.A115];&quot;/&quot;;IF(LEN([.B115])=1;&quot;0&quot;;&quot;&quot;);[.B115])" office:value-type="string" office:string-value="B3/05">
            <text:p>B3/05</text:p>
          </table:table-cell>
          <table:table-cell table:formula="of:=CONCATENATE(&quot;{&quot;&quot;fret&quot;&quot;:&quot;;[.B115];&quot;,&quot;&quot;pitch&quot;&quot;:&quot;&quot;&quot;;[.E115];&quot;&quot;&quot;,&quot;&quot;file&quot;&quot;:&quot;&quot;&quot;;[.F115];&quot;&quot;&quot;},&quot;)" office:value-type="string" office:string-value="{&quot;fret&quot;:5,&quot;pitch&quot;:&quot;E4&quot;,&quot;file&quot;:&quot;B3/05&quot;},">
            <text:p>{"fret":5,"pitch":"E4","file":"B3/05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formula="of:=CONCATENATE([.C116];[.D116])" office:value-type="string" office:string-value="F4">
            <text:p>F4</text:p>
          </table:table-cell>
          <table:table-cell table:formula="of:=CONCATENATE([.A116];&quot;/&quot;;IF(LEN([.B116])=1;&quot;0&quot;;&quot;&quot;);[.B116])" office:value-type="string" office:string-value="B3/06">
            <text:p>B3/06</text:p>
          </table:table-cell>
          <table:table-cell table:formula="of:=CONCATENATE(&quot;{&quot;&quot;fret&quot;&quot;:&quot;;[.B116];&quot;,&quot;&quot;pitch&quot;&quot;:&quot;&quot;&quot;;[.E116];&quot;&quot;&quot;,&quot;&quot;file&quot;&quot;:&quot;&quot;&quot;;[.F116];&quot;&quot;&quot;},&quot;)" office:value-type="string" office:string-value="{&quot;fret&quot;:6,&quot;pitch&quot;:&quot;F4&quot;,&quot;file&quot;:&quot;B3/06&quot;},">
            <text:p>{"fret":6,"pitch":"F4","file":"B3/06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7">
            <text:p>7</text:p>
          </table:table-cell>
          <table:table-cell office:value-type="string">
            <text:p>F#</text:p>
          </table:table-cell>
          <table:table-cell office:value-type="float" office:value="4">
            <text:p>4</text:p>
          </table:table-cell>
          <table:table-cell table:formula="of:=CONCATENATE([.C117];[.D117])" office:value-type="string" office:string-value="F#4">
            <text:p>F#4</text:p>
          </table:table-cell>
          <table:table-cell table:formula="of:=CONCATENATE([.A117];&quot;/&quot;;IF(LEN([.B117])=1;&quot;0&quot;;&quot;&quot;);[.B117])" office:value-type="string" office:string-value="B3/07">
            <text:p>B3/07</text:p>
          </table:table-cell>
          <table:table-cell table:formula="of:=CONCATENATE(&quot;{&quot;&quot;fret&quot;&quot;:&quot;;[.B117];&quot;,&quot;&quot;pitch&quot;&quot;:&quot;&quot;&quot;;[.E117];&quot;&quot;&quot;,&quot;&quot;file&quot;&quot;:&quot;&quot;&quot;;[.F117];&quot;&quot;&quot;},&quot;)" office:value-type="string" office:string-value="{&quot;fret&quot;:7,&quot;pitch&quot;:&quot;F#4&quot;,&quot;file&quot;:&quot;B3/07&quot;},">
            <text:p>{"fret":7,"pitch":"F#4","file":"B3/07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8">
            <text:p>8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formula="of:=CONCATENATE([.C118];[.D118])" office:value-type="string" office:string-value="G4">
            <text:p>G4</text:p>
          </table:table-cell>
          <table:table-cell table:formula="of:=CONCATENATE([.A118];&quot;/&quot;;IF(LEN([.B118])=1;&quot;0&quot;;&quot;&quot;);[.B118])" office:value-type="string" office:string-value="B3/08">
            <text:p>B3/08</text:p>
          </table:table-cell>
          <table:table-cell table:formula="of:=CONCATENATE(&quot;{&quot;&quot;fret&quot;&quot;:&quot;;[.B118];&quot;,&quot;&quot;pitch&quot;&quot;:&quot;&quot;&quot;;[.E118];&quot;&quot;&quot;,&quot;&quot;file&quot;&quot;:&quot;&quot;&quot;;[.F118];&quot;&quot;&quot;},&quot;)" office:value-type="string" office:string-value="{&quot;fret&quot;:8,&quot;pitch&quot;:&quot;G4&quot;,&quot;file&quot;:&quot;B3/08&quot;},">
            <text:p>{"fret":8,"pitch":"G4","file":"B3/08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9">
            <text:p>9</text:p>
          </table:table-cell>
          <table:table-cell office:value-type="string">
            <text:p>G#</text:p>
          </table:table-cell>
          <table:table-cell office:value-type="float" office:value="4">
            <text:p>4</text:p>
          </table:table-cell>
          <table:table-cell table:formula="of:=CONCATENATE([.C119];[.D119])" office:value-type="string" office:string-value="G#4">
            <text:p>G#4</text:p>
          </table:table-cell>
          <table:table-cell table:formula="of:=CONCATENATE([.A119];&quot;/&quot;;IF(LEN([.B119])=1;&quot;0&quot;;&quot;&quot;);[.B119])" office:value-type="string" office:string-value="B3/09">
            <text:p>B3/09</text:p>
          </table:table-cell>
          <table:table-cell table:formula="of:=CONCATENATE(&quot;{&quot;&quot;fret&quot;&quot;:&quot;;[.B119];&quot;,&quot;&quot;pitch&quot;&quot;:&quot;&quot;&quot;;[.E119];&quot;&quot;&quot;,&quot;&quot;file&quot;&quot;:&quot;&quot;&quot;;[.F119];&quot;&quot;&quot;},&quot;)" office:value-type="string" office:string-value="{&quot;fret&quot;:9,&quot;pitch&quot;:&quot;G#4&quot;,&quot;file&quot;:&quot;B3/09&quot;},">
            <text:p>{"fret":9,"pitch":"G#4","file":"B3/09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formula="of:=CONCATENATE([.C120];[.D120])" office:value-type="string" office:string-value="A4">
            <text:p>A4</text:p>
          </table:table-cell>
          <table:table-cell table:formula="of:=CONCATENATE([.A120];&quot;/&quot;;IF(LEN([.B120])=1;&quot;0&quot;;&quot;&quot;);[.B120])" office:value-type="string" office:string-value="B3/10">
            <text:p>B3/10</text:p>
          </table:table-cell>
          <table:table-cell table:formula="of:=CONCATENATE(&quot;{&quot;&quot;fret&quot;&quot;:&quot;;[.B120];&quot;,&quot;&quot;pitch&quot;&quot;:&quot;&quot;&quot;;[.E120];&quot;&quot;&quot;,&quot;&quot;file&quot;&quot;:&quot;&quot;&quot;;[.F120];&quot;&quot;&quot;},&quot;)" office:value-type="string" office:string-value="{&quot;fret&quot;:10,&quot;pitch&quot;:&quot;A4&quot;,&quot;file&quot;:&quot;B3/10&quot;},">
            <text:p>{"fret":10,"pitch":"A4","file":"B3/10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11">
            <text:p>11</text:p>
          </table:table-cell>
          <table:table-cell office:value-type="string">
            <text:p>A#</text:p>
          </table:table-cell>
          <table:table-cell office:value-type="float" office:value="4">
            <text:p>4</text:p>
          </table:table-cell>
          <table:table-cell table:formula="of:=CONCATENATE([.C121];[.D121])" office:value-type="string" office:string-value="A#4">
            <text:p>A#4</text:p>
          </table:table-cell>
          <table:table-cell table:formula="of:=CONCATENATE([.A121];&quot;/&quot;;IF(LEN([.B121])=1;&quot;0&quot;;&quot;&quot;);[.B121])" office:value-type="string" office:string-value="B3/11">
            <text:p>B3/11</text:p>
          </table:table-cell>
          <table:table-cell table:formula="of:=CONCATENATE(&quot;{&quot;&quot;fret&quot;&quot;:&quot;;[.B121];&quot;,&quot;&quot;pitch&quot;&quot;:&quot;&quot;&quot;;[.E121];&quot;&quot;&quot;,&quot;&quot;file&quot;&quot;:&quot;&quot;&quot;;[.F121];&quot;&quot;&quot;},&quot;)" office:value-type="string" office:string-value="{&quot;fret&quot;:11,&quot;pitch&quot;:&quot;A#4&quot;,&quot;file&quot;:&quot;B3/11&quot;},">
            <text:p>{"fret":11,"pitch":"A#4","file":"B3/11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formula="of:=CONCATENATE([.C122];[.D122])" office:value-type="string" office:string-value="B4">
            <text:p>B4</text:p>
          </table:table-cell>
          <table:table-cell table:formula="of:=CONCATENATE([.A122];&quot;/&quot;;IF(LEN([.B122])=1;&quot;0&quot;;&quot;&quot;);[.B122])" office:value-type="string" office:string-value="B3/12">
            <text:p>B3/12</text:p>
          </table:table-cell>
          <table:table-cell table:formula="of:=CONCATENATE(&quot;{&quot;&quot;fret&quot;&quot;:&quot;;[.B122];&quot;,&quot;&quot;pitch&quot;&quot;:&quot;&quot;&quot;;[.E122];&quot;&quot;&quot;,&quot;&quot;file&quot;&quot;:&quot;&quot;&quot;;[.F122];&quot;&quot;&quot;},&quot;)" office:value-type="string" office:string-value="{&quot;fret&quot;:12,&quot;pitch&quot;:&quot;B4&quot;,&quot;file&quot;:&quot;B3/12&quot;},">
            <text:p>{"fret":12,"pitch":"B4","file":"B3/12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CONCATENATE([.C123];[.D123])" office:value-type="string" office:string-value="C5">
            <text:p>C5</text:p>
          </table:table-cell>
          <table:table-cell table:formula="of:=CONCATENATE([.A123];&quot;/&quot;;IF(LEN([.B123])=1;&quot;0&quot;;&quot;&quot;);[.B123])" office:value-type="string" office:string-value="B3/13">
            <text:p>B3/13</text:p>
          </table:table-cell>
          <table:table-cell table:formula="of:=CONCATENATE(&quot;{&quot;&quot;fret&quot;&quot;:&quot;;[.B123];&quot;,&quot;&quot;pitch&quot;&quot;:&quot;&quot;&quot;;[.E123];&quot;&quot;&quot;,&quot;&quot;file&quot;&quot;:&quot;&quot;&quot;;[.F123];&quot;&quot;&quot;},&quot;)" office:value-type="string" office:string-value="{&quot;fret&quot;:13,&quot;pitch&quot;:&quot;C5&quot;,&quot;file&quot;:&quot;B3/13&quot;},">
            <text:p>{"fret":13,"pitch":"C5","file":"B3/13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14">
            <text:p>14</text:p>
          </table:table-cell>
          <table:table-cell office:value-type="string">
            <text:p>C#</text:p>
          </table:table-cell>
          <table:table-cell office:value-type="float" office:value="5">
            <text:p>5</text:p>
          </table:table-cell>
          <table:table-cell table:formula="of:=CONCATENATE([.C124];[.D124])" office:value-type="string" office:string-value="C#5">
            <text:p>C#5</text:p>
          </table:table-cell>
          <table:table-cell table:formula="of:=CONCATENATE([.A124];&quot;/&quot;;IF(LEN([.B124])=1;&quot;0&quot;;&quot;&quot;);[.B124])" office:value-type="string" office:string-value="B3/14">
            <text:p>B3/14</text:p>
          </table:table-cell>
          <table:table-cell table:formula="of:=CONCATENATE(&quot;{&quot;&quot;fret&quot;&quot;:&quot;;[.B124];&quot;,&quot;&quot;pitch&quot;&quot;:&quot;&quot;&quot;;[.E124];&quot;&quot;&quot;,&quot;&quot;file&quot;&quot;:&quot;&quot;&quot;;[.F124];&quot;&quot;&quot;},&quot;)" office:value-type="string" office:string-value="{&quot;fret&quot;:14,&quot;pitch&quot;:&quot;C#5&quot;,&quot;file&quot;:&quot;B3/14&quot;},">
            <text:p>{"fret":14,"pitch":"C#5","file":"B3/14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formula="of:=CONCATENATE([.C125];[.D125])" office:value-type="string" office:string-value="D5">
            <text:p>D5</text:p>
          </table:table-cell>
          <table:table-cell table:formula="of:=CONCATENATE([.A125];&quot;/&quot;;IF(LEN([.B125])=1;&quot;0&quot;;&quot;&quot;);[.B125])" office:value-type="string" office:string-value="B3/15">
            <text:p>B3/15</text:p>
          </table:table-cell>
          <table:table-cell table:formula="of:=CONCATENATE(&quot;{&quot;&quot;fret&quot;&quot;:&quot;;[.B125];&quot;,&quot;&quot;pitch&quot;&quot;:&quot;&quot;&quot;;[.E125];&quot;&quot;&quot;,&quot;&quot;file&quot;&quot;:&quot;&quot;&quot;;[.F125];&quot;&quot;&quot;},&quot;)" office:value-type="string" office:string-value="{&quot;fret&quot;:15,&quot;pitch&quot;:&quot;D5&quot;,&quot;file&quot;:&quot;B3/15&quot;},">
            <text:p>{"fret":15,"pitch":"D5","file":"B3/15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16">
            <text:p>16</text:p>
          </table:table-cell>
          <table:table-cell office:value-type="string">
            <text:p>D#</text:p>
          </table:table-cell>
          <table:table-cell office:value-type="float" office:value="5">
            <text:p>5</text:p>
          </table:table-cell>
          <table:table-cell table:formula="of:=CONCATENATE([.C126];[.D126])" office:value-type="string" office:string-value="D#5">
            <text:p>D#5</text:p>
          </table:table-cell>
          <table:table-cell table:formula="of:=CONCATENATE([.A126];&quot;/&quot;;IF(LEN([.B126])=1;&quot;0&quot;;&quot;&quot;);[.B126])" office:value-type="string" office:string-value="B3/16">
            <text:p>B3/16</text:p>
          </table:table-cell>
          <table:table-cell table:formula="of:=CONCATENATE(&quot;{&quot;&quot;fret&quot;&quot;:&quot;;[.B126];&quot;,&quot;&quot;pitch&quot;&quot;:&quot;&quot;&quot;;[.E126];&quot;&quot;&quot;,&quot;&quot;file&quot;&quot;:&quot;&quot;&quot;;[.F126];&quot;&quot;&quot;},&quot;)" office:value-type="string" office:string-value="{&quot;fret&quot;:16,&quot;pitch&quot;:&quot;D#5&quot;,&quot;file&quot;:&quot;B3/16&quot;},">
            <text:p>{"fret":16,"pitch":"D#5","file":"B3/16"},</text:p>
          </table:table-cell>
          <table:table-cell table:number-columns-repeated="1017"/>
        </table:table-row>
        <table:table-row table:style-name="ro1">
          <table:table-cell office:value-type="string">
            <text:p>B3</text:p>
          </table:table-cell>
          <table:table-cell office:value-type="float" office:value="17">
            <text:p>17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formula="of:=CONCATENATE([.C127];[.D127])" office:value-type="string" office:string-value="E5">
            <text:p>E5</text:p>
          </table:table-cell>
          <table:table-cell table:formula="of:=CONCATENATE([.A127];&quot;/&quot;;IF(LEN([.B127])=1;&quot;0&quot;;&quot;&quot;);[.B127])" office:value-type="string" office:string-value="B3/17">
            <text:p>B3/17</text:p>
          </table:table-cell>
          <table:table-cell table:formula="of:=CONCATENATE(&quot;{&quot;&quot;fret&quot;&quot;:&quot;;[.B127];&quot;,&quot;&quot;pitch&quot;&quot;:&quot;&quot;&quot;;[.E127];&quot;&quot;&quot;,&quot;&quot;file&quot;&quot;:&quot;&quot;&quot;;[.F127];&quot;&quot;&quot;},&quot;)" office:value-type="string" office:string-value="{&quot;fret&quot;:17,&quot;pitch&quot;:&quot;E5&quot;,&quot;file&quot;:&quot;B3/17&quot;},">
            <text:p>{"fret":17,"pitch":"E5","file":"B3/17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formula="of:=CONCATENATE([.C128];[.D128])" office:value-type="string" office:string-value="E4">
            <text:p>E4</text:p>
          </table:table-cell>
          <table:table-cell table:formula="of:=CONCATENATE([.A128];&quot;/&quot;;IF(LEN([.B128])=1;&quot;0&quot;;&quot;&quot;);[.B128])" office:value-type="string" office:string-value="E4/00">
            <text:p>E4/00</text:p>
          </table:table-cell>
          <table:table-cell table:formula="of:=CONCATENATE(&quot;{&quot;&quot;fret&quot;&quot;:&quot;;[.B128];&quot;,&quot;&quot;pitch&quot;&quot;:&quot;&quot;&quot;;[.E128];&quot;&quot;&quot;,&quot;&quot;file&quot;&quot;:&quot;&quot;&quot;;[.F128];&quot;&quot;&quot;},&quot;)" office:value-type="string" office:string-value="{&quot;fret&quot;:0,&quot;pitch&quot;:&quot;E4&quot;,&quot;file&quot;:&quot;E4/00&quot;},">
            <text:p>{"fret":0,"pitch":"E4","file":"E4/00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formula="of:=CONCATENATE([.C129];[.D129])" office:value-type="string" office:string-value="F4">
            <text:p>F4</text:p>
          </table:table-cell>
          <table:table-cell table:formula="of:=CONCATENATE([.A129];&quot;/&quot;;IF(LEN([.B129])=1;&quot;0&quot;;&quot;&quot;);[.B129])" office:value-type="string" office:string-value="E4/01">
            <text:p>E4/01</text:p>
          </table:table-cell>
          <table:table-cell table:formula="of:=CONCATENATE(&quot;{&quot;&quot;fret&quot;&quot;:&quot;;[.B129];&quot;,&quot;&quot;pitch&quot;&quot;:&quot;&quot;&quot;;[.E129];&quot;&quot;&quot;,&quot;&quot;file&quot;&quot;:&quot;&quot;&quot;;[.F129];&quot;&quot;&quot;},&quot;)" office:value-type="string" office:string-value="{&quot;fret&quot;:1,&quot;pitch&quot;:&quot;F4&quot;,&quot;file&quot;:&quot;E4/01&quot;},">
            <text:p>{"fret":1,"pitch":"F4","file":"E4/01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2">
            <text:p>2</text:p>
          </table:table-cell>
          <table:table-cell office:value-type="string">
            <text:p>F#</text:p>
          </table:table-cell>
          <table:table-cell office:value-type="float" office:value="4">
            <text:p>4</text:p>
          </table:table-cell>
          <table:table-cell table:formula="of:=CONCATENATE([.C130];[.D130])" office:value-type="string" office:string-value="F#4">
            <text:p>F#4</text:p>
          </table:table-cell>
          <table:table-cell table:formula="of:=CONCATENATE([.A130];&quot;/&quot;;IF(LEN([.B130])=1;&quot;0&quot;;&quot;&quot;);[.B130])" office:value-type="string" office:string-value="E4/02">
            <text:p>E4/02</text:p>
          </table:table-cell>
          <table:table-cell table:formula="of:=CONCATENATE(&quot;{&quot;&quot;fret&quot;&quot;:&quot;;[.B130];&quot;,&quot;&quot;pitch&quot;&quot;:&quot;&quot;&quot;;[.E130];&quot;&quot;&quot;,&quot;&quot;file&quot;&quot;:&quot;&quot;&quot;;[.F130];&quot;&quot;&quot;},&quot;)" office:value-type="string" office:string-value="{&quot;fret&quot;:2,&quot;pitch&quot;:&quot;F#4&quot;,&quot;file&quot;:&quot;E4/02&quot;},">
            <text:p>{"fret":2,"pitch":"F#4","file":"E4/02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formula="of:=CONCATENATE([.C131];[.D131])" office:value-type="string" office:string-value="G4">
            <text:p>G4</text:p>
          </table:table-cell>
          <table:table-cell table:formula="of:=CONCATENATE([.A131];&quot;/&quot;;IF(LEN([.B131])=1;&quot;0&quot;;&quot;&quot;);[.B131])" office:value-type="string" office:string-value="E4/03">
            <text:p>E4/03</text:p>
          </table:table-cell>
          <table:table-cell table:formula="of:=CONCATENATE(&quot;{&quot;&quot;fret&quot;&quot;:&quot;;[.B131];&quot;,&quot;&quot;pitch&quot;&quot;:&quot;&quot;&quot;;[.E131];&quot;&quot;&quot;,&quot;&quot;file&quot;&quot;:&quot;&quot;&quot;;[.F131];&quot;&quot;&quot;},&quot;)" office:value-type="string" office:string-value="{&quot;fret&quot;:3,&quot;pitch&quot;:&quot;G4&quot;,&quot;file&quot;:&quot;E4/03&quot;},">
            <text:p>{"fret":3,"pitch":"G4","file":"E4/03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4">
            <text:p>4</text:p>
          </table:table-cell>
          <table:table-cell office:value-type="string">
            <text:p>G#</text:p>
          </table:table-cell>
          <table:table-cell office:value-type="float" office:value="4">
            <text:p>4</text:p>
          </table:table-cell>
          <table:table-cell table:formula="of:=CONCATENATE([.C132];[.D132])" office:value-type="string" office:string-value="G#4">
            <text:p>G#4</text:p>
          </table:table-cell>
          <table:table-cell table:formula="of:=CONCATENATE([.A132];&quot;/&quot;;IF(LEN([.B132])=1;&quot;0&quot;;&quot;&quot;);[.B132])" office:value-type="string" office:string-value="E4/04">
            <text:p>E4/04</text:p>
          </table:table-cell>
          <table:table-cell table:formula="of:=CONCATENATE(&quot;{&quot;&quot;fret&quot;&quot;:&quot;;[.B132];&quot;,&quot;&quot;pitch&quot;&quot;:&quot;&quot;&quot;;[.E132];&quot;&quot;&quot;,&quot;&quot;file&quot;&quot;:&quot;&quot;&quot;;[.F132];&quot;&quot;&quot;},&quot;)" office:value-type="string" office:string-value="{&quot;fret&quot;:4,&quot;pitch&quot;:&quot;G#4&quot;,&quot;file&quot;:&quot;E4/04&quot;},">
            <text:p>{"fret":4,"pitch":"G#4","file":"E4/04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formula="of:=CONCATENATE([.C133];[.D133])" office:value-type="string" office:string-value="A4">
            <text:p>A4</text:p>
          </table:table-cell>
          <table:table-cell table:formula="of:=CONCATENATE([.A133];&quot;/&quot;;IF(LEN([.B133])=1;&quot;0&quot;;&quot;&quot;);[.B133])" office:value-type="string" office:string-value="E4/05">
            <text:p>E4/05</text:p>
          </table:table-cell>
          <table:table-cell table:formula="of:=CONCATENATE(&quot;{&quot;&quot;fret&quot;&quot;:&quot;;[.B133];&quot;,&quot;&quot;pitch&quot;&quot;:&quot;&quot;&quot;;[.E133];&quot;&quot;&quot;,&quot;&quot;file&quot;&quot;:&quot;&quot;&quot;;[.F133];&quot;&quot;&quot;},&quot;)" office:value-type="string" office:string-value="{&quot;fret&quot;:5,&quot;pitch&quot;:&quot;A4&quot;,&quot;file&quot;:&quot;E4/05&quot;},">
            <text:p>{"fret":5,"pitch":"A4","file":"E4/05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6">
            <text:p>6</text:p>
          </table:table-cell>
          <table:table-cell office:value-type="string">
            <text:p>A#</text:p>
          </table:table-cell>
          <table:table-cell office:value-type="float" office:value="4">
            <text:p>4</text:p>
          </table:table-cell>
          <table:table-cell table:formula="of:=CONCATENATE([.C134];[.D134])" office:value-type="string" office:string-value="A#4">
            <text:p>A#4</text:p>
          </table:table-cell>
          <table:table-cell table:formula="of:=CONCATENATE([.A134];&quot;/&quot;;IF(LEN([.B134])=1;&quot;0&quot;;&quot;&quot;);[.B134])" office:value-type="string" office:string-value="E4/06">
            <text:p>E4/06</text:p>
          </table:table-cell>
          <table:table-cell table:formula="of:=CONCATENATE(&quot;{&quot;&quot;fret&quot;&quot;:&quot;;[.B134];&quot;,&quot;&quot;pitch&quot;&quot;:&quot;&quot;&quot;;[.E134];&quot;&quot;&quot;,&quot;&quot;file&quot;&quot;:&quot;&quot;&quot;;[.F134];&quot;&quot;&quot;},&quot;)" office:value-type="string" office:string-value="{&quot;fret&quot;:6,&quot;pitch&quot;:&quot;A#4&quot;,&quot;file&quot;:&quot;E4/06&quot;},">
            <text:p>{"fret":6,"pitch":"A#4","file":"E4/06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formula="of:=CONCATENATE([.C135];[.D135])" office:value-type="string" office:string-value="B4">
            <text:p>B4</text:p>
          </table:table-cell>
          <table:table-cell table:formula="of:=CONCATENATE([.A135];&quot;/&quot;;IF(LEN([.B135])=1;&quot;0&quot;;&quot;&quot;);[.B135])" office:value-type="string" office:string-value="E4/07">
            <text:p>E4/07</text:p>
          </table:table-cell>
          <table:table-cell table:formula="of:=CONCATENATE(&quot;{&quot;&quot;fret&quot;&quot;:&quot;;[.B135];&quot;,&quot;&quot;pitch&quot;&quot;:&quot;&quot;&quot;;[.E135];&quot;&quot;&quot;,&quot;&quot;file&quot;&quot;:&quot;&quot;&quot;;[.F135];&quot;&quot;&quot;},&quot;)" office:value-type="string" office:string-value="{&quot;fret&quot;:7,&quot;pitch&quot;:&quot;B4&quot;,&quot;file&quot;:&quot;E4/07&quot;},">
            <text:p>{"fret":7,"pitch":"B4","file":"E4/07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CONCATENATE([.C136];[.D136])" office:value-type="string" office:string-value="C5">
            <text:p>C5</text:p>
          </table:table-cell>
          <table:table-cell table:formula="of:=CONCATENATE([.A136];&quot;/&quot;;IF(LEN([.B136])=1;&quot;0&quot;;&quot;&quot;);[.B136])" office:value-type="string" office:string-value="E4/08">
            <text:p>E4/08</text:p>
          </table:table-cell>
          <table:table-cell table:formula="of:=CONCATENATE(&quot;{&quot;&quot;fret&quot;&quot;:&quot;;[.B136];&quot;,&quot;&quot;pitch&quot;&quot;:&quot;&quot;&quot;;[.E136];&quot;&quot;&quot;,&quot;&quot;file&quot;&quot;:&quot;&quot;&quot;;[.F136];&quot;&quot;&quot;},&quot;)" office:value-type="string" office:string-value="{&quot;fret&quot;:8,&quot;pitch&quot;:&quot;C5&quot;,&quot;file&quot;:&quot;E4/08&quot;},">
            <text:p>{"fret":8,"pitch":"C5","file":"E4/08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9">
            <text:p>9</text:p>
          </table:table-cell>
          <table:table-cell office:value-type="string">
            <text:p>C#</text:p>
          </table:table-cell>
          <table:table-cell office:value-type="float" office:value="5">
            <text:p>5</text:p>
          </table:table-cell>
          <table:table-cell table:formula="of:=CONCATENATE([.C137];[.D137])" office:value-type="string" office:string-value="C#5">
            <text:p>C#5</text:p>
          </table:table-cell>
          <table:table-cell table:formula="of:=CONCATENATE([.A137];&quot;/&quot;;IF(LEN([.B137])=1;&quot;0&quot;;&quot;&quot;);[.B137])" office:value-type="string" office:string-value="E4/09">
            <text:p>E4/09</text:p>
          </table:table-cell>
          <table:table-cell table:formula="of:=CONCATENATE(&quot;{&quot;&quot;fret&quot;&quot;:&quot;;[.B137];&quot;,&quot;&quot;pitch&quot;&quot;:&quot;&quot;&quot;;[.E137];&quot;&quot;&quot;,&quot;&quot;file&quot;&quot;:&quot;&quot;&quot;;[.F137];&quot;&quot;&quot;},&quot;)" office:value-type="string" office:string-value="{&quot;fret&quot;:9,&quot;pitch&quot;:&quot;C#5&quot;,&quot;file&quot;:&quot;E4/09&quot;},">
            <text:p>{"fret":9,"pitch":"C#5","file":"E4/09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formula="of:=CONCATENATE([.C138];[.D138])" office:value-type="string" office:string-value="D5">
            <text:p>D5</text:p>
          </table:table-cell>
          <table:table-cell table:formula="of:=CONCATENATE([.A138];&quot;/&quot;;IF(LEN([.B138])=1;&quot;0&quot;;&quot;&quot;);[.B138])" office:value-type="string" office:string-value="E4/10">
            <text:p>E4/10</text:p>
          </table:table-cell>
          <table:table-cell table:formula="of:=CONCATENATE(&quot;{&quot;&quot;fret&quot;&quot;:&quot;;[.B138];&quot;,&quot;&quot;pitch&quot;&quot;:&quot;&quot;&quot;;[.E138];&quot;&quot;&quot;,&quot;&quot;file&quot;&quot;:&quot;&quot;&quot;;[.F138];&quot;&quot;&quot;},&quot;)" office:value-type="string" office:string-value="{&quot;fret&quot;:10,&quot;pitch&quot;:&quot;D5&quot;,&quot;file&quot;:&quot;E4/10&quot;},">
            <text:p>{"fret":10,"pitch":"D5","file":"E4/10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11">
            <text:p>11</text:p>
          </table:table-cell>
          <table:table-cell office:value-type="string">
            <text:p>D#</text:p>
          </table:table-cell>
          <table:table-cell office:value-type="float" office:value="5">
            <text:p>5</text:p>
          </table:table-cell>
          <table:table-cell table:formula="of:=CONCATENATE([.C139];[.D139])" office:value-type="string" office:string-value="D#5">
            <text:p>D#5</text:p>
          </table:table-cell>
          <table:table-cell table:formula="of:=CONCATENATE([.A139];&quot;/&quot;;IF(LEN([.B139])=1;&quot;0&quot;;&quot;&quot;);[.B139])" office:value-type="string" office:string-value="E4/11">
            <text:p>E4/11</text:p>
          </table:table-cell>
          <table:table-cell table:formula="of:=CONCATENATE(&quot;{&quot;&quot;fret&quot;&quot;:&quot;;[.B139];&quot;,&quot;&quot;pitch&quot;&quot;:&quot;&quot;&quot;;[.E139];&quot;&quot;&quot;,&quot;&quot;file&quot;&quot;:&quot;&quot;&quot;;[.F139];&quot;&quot;&quot;},&quot;)" office:value-type="string" office:string-value="{&quot;fret&quot;:11,&quot;pitch&quot;:&quot;D#5&quot;,&quot;file&quot;:&quot;E4/11&quot;},">
            <text:p>{"fret":11,"pitch":"D#5","file":"E4/11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formula="of:=CONCATENATE([.C140];[.D140])" office:value-type="string" office:string-value="E5">
            <text:p>E5</text:p>
          </table:table-cell>
          <table:table-cell table:formula="of:=CONCATENATE([.A140];&quot;/&quot;;IF(LEN([.B140])=1;&quot;0&quot;;&quot;&quot;);[.B140])" office:value-type="string" office:string-value="E4/12">
            <text:p>E4/12</text:p>
          </table:table-cell>
          <table:table-cell table:formula="of:=CONCATENATE(&quot;{&quot;&quot;fret&quot;&quot;:&quot;;[.B140];&quot;,&quot;&quot;pitch&quot;&quot;:&quot;&quot;&quot;;[.E140];&quot;&quot;&quot;,&quot;&quot;file&quot;&quot;:&quot;&quot;&quot;;[.F140];&quot;&quot;&quot;},&quot;)" office:value-type="string" office:string-value="{&quot;fret&quot;:12,&quot;pitch&quot;:&quot;E5&quot;,&quot;file&quot;:&quot;E4/12&quot;},">
            <text:p>{"fret":12,"pitch":"E5","file":"E4/12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formula="of:=CONCATENATE([.C141];[.D141])" office:value-type="string" office:string-value="F5">
            <text:p>F5</text:p>
          </table:table-cell>
          <table:table-cell table:formula="of:=CONCATENATE([.A141];&quot;/&quot;;IF(LEN([.B141])=1;&quot;0&quot;;&quot;&quot;);[.B141])" office:value-type="string" office:string-value="E4/13">
            <text:p>E4/13</text:p>
          </table:table-cell>
          <table:table-cell table:formula="of:=CONCATENATE(&quot;{&quot;&quot;fret&quot;&quot;:&quot;;[.B141];&quot;,&quot;&quot;pitch&quot;&quot;:&quot;&quot;&quot;;[.E141];&quot;&quot;&quot;,&quot;&quot;file&quot;&quot;:&quot;&quot;&quot;;[.F141];&quot;&quot;&quot;},&quot;)" office:value-type="string" office:string-value="{&quot;fret&quot;:13,&quot;pitch&quot;:&quot;F5&quot;,&quot;file&quot;:&quot;E4/13&quot;},">
            <text:p>{"fret":13,"pitch":"F5","file":"E4/13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14">
            <text:p>14</text:p>
          </table:table-cell>
          <table:table-cell office:value-type="string">
            <text:p>F#</text:p>
          </table:table-cell>
          <table:table-cell office:value-type="float" office:value="5">
            <text:p>5</text:p>
          </table:table-cell>
          <table:table-cell table:formula="of:=CONCATENATE([.C142];[.D142])" office:value-type="string" office:string-value="F#5">
            <text:p>F#5</text:p>
          </table:table-cell>
          <table:table-cell table:formula="of:=CONCATENATE([.A142];&quot;/&quot;;IF(LEN([.B142])=1;&quot;0&quot;;&quot;&quot;);[.B142])" office:value-type="string" office:string-value="E4/14">
            <text:p>E4/14</text:p>
          </table:table-cell>
          <table:table-cell table:formula="of:=CONCATENATE(&quot;{&quot;&quot;fret&quot;&quot;:&quot;;[.B142];&quot;,&quot;&quot;pitch&quot;&quot;:&quot;&quot;&quot;;[.E142];&quot;&quot;&quot;,&quot;&quot;file&quot;&quot;:&quot;&quot;&quot;;[.F142];&quot;&quot;&quot;},&quot;)" office:value-type="string" office:string-value="{&quot;fret&quot;:14,&quot;pitch&quot;:&quot;F#5&quot;,&quot;file&quot;:&quot;E4/14&quot;},">
            <text:p>{"fret":14,"pitch":"F#5","file":"E4/14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15">
            <text:p>15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formula="of:=CONCATENATE([.C143];[.D143])" office:value-type="string" office:string-value="G5">
            <text:p>G5</text:p>
          </table:table-cell>
          <table:table-cell table:formula="of:=CONCATENATE([.A143];&quot;/&quot;;IF(LEN([.B143])=1;&quot;0&quot;;&quot;&quot;);[.B143])" office:value-type="string" office:string-value="E4/15">
            <text:p>E4/15</text:p>
          </table:table-cell>
          <table:table-cell table:formula="of:=CONCATENATE(&quot;{&quot;&quot;fret&quot;&quot;:&quot;;[.B143];&quot;,&quot;&quot;pitch&quot;&quot;:&quot;&quot;&quot;;[.E143];&quot;&quot;&quot;,&quot;&quot;file&quot;&quot;:&quot;&quot;&quot;;[.F143];&quot;&quot;&quot;},&quot;)" office:value-type="string" office:string-value="{&quot;fret&quot;:15,&quot;pitch&quot;:&quot;G5&quot;,&quot;file&quot;:&quot;E4/15&quot;},">
            <text:p>{"fret":15,"pitch":"G5","file":"E4/15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16">
            <text:p>16</text:p>
          </table:table-cell>
          <table:table-cell office:value-type="string">
            <text:p>G#</text:p>
          </table:table-cell>
          <table:table-cell office:value-type="float" office:value="5">
            <text:p>5</text:p>
          </table:table-cell>
          <table:table-cell table:formula="of:=CONCATENATE([.C144];[.D144])" office:value-type="string" office:string-value="G#5">
            <text:p>G#5</text:p>
          </table:table-cell>
          <table:table-cell table:formula="of:=CONCATENATE([.A144];&quot;/&quot;;IF(LEN([.B144])=1;&quot;0&quot;;&quot;&quot;);[.B144])" office:value-type="string" office:string-value="E4/16">
            <text:p>E4/16</text:p>
          </table:table-cell>
          <table:table-cell table:formula="of:=CONCATENATE(&quot;{&quot;&quot;fret&quot;&quot;:&quot;;[.B144];&quot;,&quot;&quot;pitch&quot;&quot;:&quot;&quot;&quot;;[.E144];&quot;&quot;&quot;,&quot;&quot;file&quot;&quot;:&quot;&quot;&quot;;[.F144];&quot;&quot;&quot;},&quot;)" office:value-type="string" office:string-value="{&quot;fret&quot;:16,&quot;pitch&quot;:&quot;G#5&quot;,&quot;file&quot;:&quot;E4/16&quot;},">
            <text:p>{"fret":16,"pitch":"G#5","file":"E4/16"},</text:p>
          </table:table-cell>
          <table:table-cell table:number-columns-repeated="1017"/>
        </table:table-row>
        <table:table-row table:style-name="ro1">
          <table:table-cell office:value-type="string">
            <text:p>E4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formula="of:=CONCATENATE([.C145];[.D145])" office:value-type="string" office:string-value="A5">
            <text:p>A5</text:p>
          </table:table-cell>
          <table:table-cell table:formula="of:=CONCATENATE([.A145];&quot;/&quot;;IF(LEN([.B145])=1;&quot;0&quot;;&quot;&quot;);[.B145])" office:value-type="string" office:string-value="E4/17">
            <text:p>E4/17</text:p>
          </table:table-cell>
          <table:table-cell table:formula="of:=CONCATENATE(&quot;{&quot;&quot;fret&quot;&quot;:&quot;;[.B145];&quot;,&quot;&quot;pitch&quot;&quot;:&quot;&quot;&quot;;[.E145];&quot;&quot;&quot;,&quot;&quot;file&quot;&quot;:&quot;&quot;&quot;;[.F145];&quot;&quot;&quot;},&quot;)" office:value-type="string" office:string-value="{&quot;fret&quot;:17,&quot;pitch&quot;:&quot;A5&quot;,&quot;file&quot;:&quot;E4/17&quot;},">
            <text:p>{"fret":17,"pitch":"A5","file":"E4/17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6">
            <text:p>6</text:p>
          </table:table-cell>
          <table:table-cell office:value-type="string">
            <text:p>A#</text:p>
          </table:table-cell>
          <table:table-cell office:value-type="float" office:value="5">
            <text:p>5</text:p>
          </table:table-cell>
          <table:table-cell table:formula="of:=CONCATENATE([.C146];[.D146])" office:value-type="string" office:string-value="A#5">
            <text:p>A#5</text:p>
          </table:table-cell>
          <table:table-cell table:formula="of:=CONCATENATE([.A146];&quot;/&quot;;IF(LEN([.B146])=1;&quot;0&quot;;&quot;&quot;);[.B146])" office:value-type="string" office:string-value="E5/06">
            <text:p>E5/06</text:p>
          </table:table-cell>
          <table:table-cell table:formula="of:=CONCATENATE(&quot;{&quot;&quot;fret&quot;&quot;:&quot;;[.B146];&quot;,&quot;&quot;pitch&quot;&quot;:&quot;&quot;&quot;;[.E146];&quot;&quot;&quot;,&quot;&quot;file&quot;&quot;:&quot;&quot;&quot;;[.F146];&quot;&quot;&quot;},&quot;)" office:value-type="string" office:string-value="{&quot;fret&quot;:6,&quot;pitch&quot;:&quot;A#5&quot;,&quot;file&quot;:&quot;E5/06&quot;},">
            <text:p>{"fret":6,"pitch":"A#5","file":"E5/06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formula="of:=CONCATENATE([.C147];[.D147])" office:value-type="string" office:string-value="B5">
            <text:p>B5</text:p>
          </table:table-cell>
          <table:table-cell table:formula="of:=CONCATENATE([.A147];&quot;/&quot;;IF(LEN([.B147])=1;&quot;0&quot;;&quot;&quot;);[.B147])" office:value-type="string" office:string-value="E5/07">
            <text:p>E5/07</text:p>
          </table:table-cell>
          <table:table-cell table:formula="of:=CONCATENATE(&quot;{&quot;&quot;fret&quot;&quot;:&quot;;[.B147];&quot;,&quot;&quot;pitch&quot;&quot;:&quot;&quot;&quot;;[.E147];&quot;&quot;&quot;,&quot;&quot;file&quot;&quot;:&quot;&quot;&quot;;[.F147];&quot;&quot;&quot;},&quot;)" office:value-type="string" office:string-value="{&quot;fret&quot;:7,&quot;pitch&quot;:&quot;B5&quot;,&quot;file&quot;:&quot;E5/07&quot;},">
            <text:p>{"fret":7,"pitch":"B5","file":"E5/07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CONCATENATE([.C148];[.D148])" office:value-type="string" office:string-value="C6">
            <text:p>C6</text:p>
          </table:table-cell>
          <table:table-cell table:formula="of:=CONCATENATE([.A148];&quot;/&quot;;IF(LEN([.B148])=1;&quot;0&quot;;&quot;&quot;);[.B148])" office:value-type="string" office:string-value="E5/08">
            <text:p>E5/08</text:p>
          </table:table-cell>
          <table:table-cell table:formula="of:=CONCATENATE(&quot;{&quot;&quot;fret&quot;&quot;:&quot;;[.B148];&quot;,&quot;&quot;pitch&quot;&quot;:&quot;&quot;&quot;;[.E148];&quot;&quot;&quot;,&quot;&quot;file&quot;&quot;:&quot;&quot;&quot;;[.F148];&quot;&quot;&quot;},&quot;)" office:value-type="string" office:string-value="{&quot;fret&quot;:8,&quot;pitch&quot;:&quot;C6&quot;,&quot;file&quot;:&quot;E5/08&quot;},">
            <text:p>{"fret":8,"pitch":"C6","file":"E5/08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9">
            <text:p>9</text:p>
          </table:table-cell>
          <table:table-cell office:value-type="string">
            <text:p>C#</text:p>
          </table:table-cell>
          <table:table-cell office:value-type="float" office:value="6">
            <text:p>6</text:p>
          </table:table-cell>
          <table:table-cell table:formula="of:=CONCATENATE([.C149];[.D149])" office:value-type="string" office:string-value="C#6">
            <text:p>C#6</text:p>
          </table:table-cell>
          <table:table-cell table:formula="of:=CONCATENATE([.A149];&quot;/&quot;;IF(LEN([.B149])=1;&quot;0&quot;;&quot;&quot;);[.B149])" office:value-type="string" office:string-value="E5/09">
            <text:p>E5/09</text:p>
          </table:table-cell>
          <table:table-cell table:formula="of:=CONCATENATE(&quot;{&quot;&quot;fret&quot;&quot;:&quot;;[.B149];&quot;,&quot;&quot;pitch&quot;&quot;:&quot;&quot;&quot;;[.E149];&quot;&quot;&quot;,&quot;&quot;file&quot;&quot;:&quot;&quot;&quot;;[.F149];&quot;&quot;&quot;},&quot;)" office:value-type="string" office:string-value="{&quot;fret&quot;:9,&quot;pitch&quot;:&quot;C#6&quot;,&quot;file&quot;:&quot;E5/09&quot;},">
            <text:p>{"fret":9,"pitch":"C#6","file":"E5/09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formula="of:=CONCATENATE([.C150];[.D150])" office:value-type="string" office:string-value="D6">
            <text:p>D6</text:p>
          </table:table-cell>
          <table:table-cell table:formula="of:=CONCATENATE([.A150];&quot;/&quot;;IF(LEN([.B150])=1;&quot;0&quot;;&quot;&quot;);[.B150])" office:value-type="string" office:string-value="E5/10">
            <text:p>E5/10</text:p>
          </table:table-cell>
          <table:table-cell table:formula="of:=CONCATENATE(&quot;{&quot;&quot;fret&quot;&quot;:&quot;;[.B150];&quot;,&quot;&quot;pitch&quot;&quot;:&quot;&quot;&quot;;[.E150];&quot;&quot;&quot;,&quot;&quot;file&quot;&quot;:&quot;&quot;&quot;;[.F150];&quot;&quot;&quot;},&quot;)" office:value-type="string" office:string-value="{&quot;fret&quot;:10,&quot;pitch&quot;:&quot;D6&quot;,&quot;file&quot;:&quot;E5/10&quot;},">
            <text:p>{"fret":10,"pitch":"D6","file":"E5/10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11">
            <text:p>11</text:p>
          </table:table-cell>
          <table:table-cell office:value-type="string">
            <text:p>D#</text:p>
          </table:table-cell>
          <table:table-cell office:value-type="float" office:value="6">
            <text:p>6</text:p>
          </table:table-cell>
          <table:table-cell table:formula="of:=CONCATENATE([.C151];[.D151])" office:value-type="string" office:string-value="D#6">
            <text:p>D#6</text:p>
          </table:table-cell>
          <table:table-cell table:formula="of:=CONCATENATE([.A151];&quot;/&quot;;IF(LEN([.B151])=1;&quot;0&quot;;&quot;&quot;);[.B151])" office:value-type="string" office:string-value="E5/11">
            <text:p>E5/11</text:p>
          </table:table-cell>
          <table:table-cell table:formula="of:=CONCATENATE(&quot;{&quot;&quot;fret&quot;&quot;:&quot;;[.B151];&quot;,&quot;&quot;pitch&quot;&quot;:&quot;&quot;&quot;;[.E151];&quot;&quot;&quot;,&quot;&quot;file&quot;&quot;:&quot;&quot;&quot;;[.F151];&quot;&quot;&quot;},&quot;)" office:value-type="string" office:string-value="{&quot;fret&quot;:11,&quot;pitch&quot;:&quot;D#6&quot;,&quot;file&quot;:&quot;E5/11&quot;},">
            <text:p>{"fret":11,"pitch":"D#6","file":"E5/11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formula="of:=CONCATENATE([.C152];[.D152])" office:value-type="string" office:string-value="E6">
            <text:p>E6</text:p>
          </table:table-cell>
          <table:table-cell table:formula="of:=CONCATENATE([.A152];&quot;/&quot;;IF(LEN([.B152])=1;&quot;0&quot;;&quot;&quot;);[.B152])" office:value-type="string" office:string-value="E5/12">
            <text:p>E5/12</text:p>
          </table:table-cell>
          <table:table-cell table:formula="of:=CONCATENATE(&quot;{&quot;&quot;fret&quot;&quot;:&quot;;[.B152];&quot;,&quot;&quot;pitch&quot;&quot;:&quot;&quot;&quot;;[.E152];&quot;&quot;&quot;,&quot;&quot;file&quot;&quot;:&quot;&quot;&quot;;[.F152];&quot;&quot;&quot;},&quot;)" office:value-type="string" office:string-value="{&quot;fret&quot;:12,&quot;pitch&quot;:&quot;E6&quot;,&quot;file&quot;:&quot;E5/12&quot;},">
            <text:p>{"fret":12,"pitch":"E6","file":"E5/12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formula="of:=CONCATENATE([.C153];[.D153])" office:value-type="string" office:string-value="F6">
            <text:p>F6</text:p>
          </table:table-cell>
          <table:table-cell table:formula="of:=CONCATENATE([.A153];&quot;/&quot;;IF(LEN([.B153])=1;&quot;0&quot;;&quot;&quot;);[.B153])" office:value-type="string" office:string-value="E5/13">
            <text:p>E5/13</text:p>
          </table:table-cell>
          <table:table-cell table:formula="of:=CONCATENATE(&quot;{&quot;&quot;fret&quot;&quot;:&quot;;[.B153];&quot;,&quot;&quot;pitch&quot;&quot;:&quot;&quot;&quot;;[.E153];&quot;&quot;&quot;,&quot;&quot;file&quot;&quot;:&quot;&quot;&quot;;[.F153];&quot;&quot;&quot;},&quot;)" office:value-type="string" office:string-value="{&quot;fret&quot;:13,&quot;pitch&quot;:&quot;F6&quot;,&quot;file&quot;:&quot;E5/13&quot;},">
            <text:p>{"fret":13,"pitch":"F6","file":"E5/13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14">
            <text:p>14</text:p>
          </table:table-cell>
          <table:table-cell office:value-type="string">
            <text:p>F#</text:p>
          </table:table-cell>
          <table:table-cell office:value-type="float" office:value="6">
            <text:p>6</text:p>
          </table:table-cell>
          <table:table-cell table:formula="of:=CONCATENATE([.C154];[.D154])" office:value-type="string" office:string-value="F#6">
            <text:p>F#6</text:p>
          </table:table-cell>
          <table:table-cell table:formula="of:=CONCATENATE([.A154];&quot;/&quot;;IF(LEN([.B154])=1;&quot;0&quot;;&quot;&quot;);[.B154])" office:value-type="string" office:string-value="E5/14">
            <text:p>E5/14</text:p>
          </table:table-cell>
          <table:table-cell table:formula="of:=CONCATENATE(&quot;{&quot;&quot;fret&quot;&quot;:&quot;;[.B154];&quot;,&quot;&quot;pitch&quot;&quot;:&quot;&quot;&quot;;[.E154];&quot;&quot;&quot;,&quot;&quot;file&quot;&quot;:&quot;&quot;&quot;;[.F154];&quot;&quot;&quot;},&quot;)" office:value-type="string" office:string-value="{&quot;fret&quot;:14,&quot;pitch&quot;:&quot;F#6&quot;,&quot;file&quot;:&quot;E5/14&quot;},">
            <text:p>{"fret":14,"pitch":"F#6","file":"E5/14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15">
            <text:p>15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formula="of:=CONCATENATE([.C155];[.D155])" office:value-type="string" office:string-value="G6">
            <text:p>G6</text:p>
          </table:table-cell>
          <table:table-cell table:formula="of:=CONCATENATE([.A155];&quot;/&quot;;IF(LEN([.B155])=1;&quot;0&quot;;&quot;&quot;);[.B155])" office:value-type="string" office:string-value="E5/15">
            <text:p>E5/15</text:p>
          </table:table-cell>
          <table:table-cell table:formula="of:=CONCATENATE(&quot;{&quot;&quot;fret&quot;&quot;:&quot;;[.B155];&quot;,&quot;&quot;pitch&quot;&quot;:&quot;&quot;&quot;;[.E155];&quot;&quot;&quot;,&quot;&quot;file&quot;&quot;:&quot;&quot;&quot;;[.F155];&quot;&quot;&quot;},&quot;)" office:value-type="string" office:string-value="{&quot;fret&quot;:15,&quot;pitch&quot;:&quot;G6&quot;,&quot;file&quot;:&quot;E5/15&quot;},">
            <text:p>{"fret":15,"pitch":"G6","file":"E5/15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16">
            <text:p>16</text:p>
          </table:table-cell>
          <table:table-cell office:value-type="string">
            <text:p>G#</text:p>
          </table:table-cell>
          <table:table-cell office:value-type="float" office:value="6">
            <text:p>6</text:p>
          </table:table-cell>
          <table:table-cell table:formula="of:=CONCATENATE([.C156];[.D156])" office:value-type="string" office:string-value="G#6">
            <text:p>G#6</text:p>
          </table:table-cell>
          <table:table-cell table:formula="of:=CONCATENATE([.A156];&quot;/&quot;;IF(LEN([.B156])=1;&quot;0&quot;;&quot;&quot;);[.B156])" office:value-type="string" office:string-value="E5/16">
            <text:p>E5/16</text:p>
          </table:table-cell>
          <table:table-cell table:formula="of:=CONCATENATE(&quot;{&quot;&quot;fret&quot;&quot;:&quot;;[.B156];&quot;,&quot;&quot;pitch&quot;&quot;:&quot;&quot;&quot;;[.E156];&quot;&quot;&quot;,&quot;&quot;file&quot;&quot;:&quot;&quot;&quot;;[.F156];&quot;&quot;&quot;},&quot;)" office:value-type="string" office:string-value="{&quot;fret&quot;:16,&quot;pitch&quot;:&quot;G#6&quot;,&quot;file&quot;:&quot;E5/16&quot;},">
            <text:p>{"fret":16,"pitch":"G#6","file":"E5/16"},</text:p>
          </table:table-cell>
          <table:table-cell table:number-columns-repeated="1017"/>
        </table:table-row>
        <table:table-row table:style-name="ro1">
          <table:table-cell office:value-type="string">
            <text:p>E5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formula="of:=CONCATENATE([.C157];[.D157])" office:value-type="string" office:string-value="A6">
            <text:p>A6</text:p>
          </table:table-cell>
          <table:table-cell table:formula="of:=CONCATENATE([.A157];&quot;/&quot;;IF(LEN([.B157])=1;&quot;0&quot;;&quot;&quot;);[.B157])" office:value-type="string" office:string-value="E5/17">
            <text:p>E5/17</text:p>
          </table:table-cell>
          <table:table-cell table:formula="of:=CONCATENATE(&quot;{&quot;&quot;fret&quot;&quot;:&quot;;[.B157];&quot;,&quot;&quot;pitch&quot;&quot;:&quot;&quot;&quot;;[.E157];&quot;&quot;&quot;,&quot;&quot;file&quot;&quot;:&quot;&quot;&quot;;[.F157];&quot;&quot;&quot;},&quot;)" office:value-type="string" office:string-value="{&quot;fret&quot;:17,&quot;pitch&quot;:&quot;A6&quot;,&quot;file&quot;:&quot;E5/17&quot;},">
            <text:p>{"fret":17,"pitch":"A6","file":"E5/17"},</text:p>
          </table:table-cell>
          <table:table-cell table:number-columns-repeated="1017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5/24/2018</text:date>, <text:time>21:1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p robinson</meta:initial-creator>
    <meta:creation-date>2018-01-29T21:05:26.90</meta:creation-date>
    <meta:generator>OpenOffice/4.1.1$Win32 OpenOffice.org_project/411m6$Build-9775</meta:generator>
    <dc:date>2018-05-24T21:17:52.88</dc:date>
    <dc:creator>kip robinson</dc:creator>
    <meta:editing-duration>PT4H37M6S</meta:editing-duration>
    <meta:editing-cycles>7</meta:editing-cycles>
    <meta:document-statistic meta:table-count="3" meta:cell-count="1099" meta:object-count="0"/>
  </office:meta>
</office:document-meta>
</file>